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in Modern Math" svg:font-family="'Latin Modern Math'" style:font-pitch="variable"/>
    <style:font-face style:name="Latin Modern Roman Unslanted" svg:font-family="'Latin Modern Roman Unslanted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103cm"/>
    </style:style>
    <style:style style:name="Table1.B" style:family="table-column">
      <style:table-column-properties style:column-width="14.898cm"/>
    </style:style>
    <style:style style:name="Table1.A1" style:family="table-cell">
      <style:table-cell-properties fo:padding="0.049cm" fo:border="none"/>
    </style:style>
    <style:style style:name="Table1.B1" style:family="table-cell">
      <style:table-cell-properties style:vertical-align="bottom" fo:padding="0.049cm" fo:border="none"/>
    </style:style>
    <style:style style:name="Table1.A2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2.103cm"/>
    </style:style>
    <style:style style:name="Table2.B" style:family="table-column">
      <style:table-column-properties style:column-width="14.898cm"/>
    </style:style>
    <style:style style:name="Table2.A1" style:family="table-cell">
      <style:table-cell-properties fo:padding="0.049cm" fo:border="none"/>
    </style:style>
    <style:style style:name="Table2.B1" style:family="table-cell">
      <style:table-cell-properties style:vertical-align="bottom" fo:padding="0.049cm" fo:border="none"/>
    </style:style>
    <style:style style:name="Table2.A2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2.103cm"/>
    </style:style>
    <style:style style:name="Table3.B" style:family="table-column">
      <style:table-column-properties style:column-width="14.898cm"/>
    </style:style>
    <style:style style:name="Table3.A1" style:family="table-cell">
      <style:table-cell-properties fo:padding="0.049cm" fo:border="none"/>
    </style:style>
    <style:style style:name="Table3.B1" style:family="table-cell">
      <style:table-cell-properties style:vertical-align="bottom" fo:padding="0.049cm" fo:border="none"/>
    </style:style>
    <style:style style:name="Table3.A2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2.103cm"/>
    </style:style>
    <style:style style:name="Table4.B" style:family="table-column">
      <style:table-column-properties style:column-width="14.898cm"/>
    </style:style>
    <style:style style:name="Table4.A1" style:family="table-cell">
      <style:table-cell-properties fo:padding="0.049cm" fo:border="none"/>
    </style:style>
    <style:style style:name="Table4.B1" style:family="table-cell">
      <style:table-cell-properties style:vertical-align="bottom" fo:padding="0.049cm" fo:border="none"/>
    </style:style>
    <style:style style:name="Table4.A2" style:family="table-cell">
      <style:table-cell-properties style:vertical-align="middle" fo:padding="0.049cm" fo:border="none"/>
    </style:style>
    <style:style style:name="P1" style:family="paragraph" style:parent-style-name="List_20_Contents">
      <style:paragraph-properties fo:margin-left="0cm" fo:margin-right="0cm" fo:text-align="justify" style:justify-single-word="false" fo:text-indent="0cm" style:auto-text-indent="false"/>
      <style:text-properties style:font-name="Latin Modern Roman Unslanted" style:text-underline-style="solid" style:text-underline-width="auto" style:text-underline-color="font-color" officeooo:rsid="0003ac5e" officeooo:paragraph-rsid="000989a4"/>
    </style:style>
    <style:style style:name="P2" style:family="paragraph" style:parent-style-name="List_20_Heading">
      <style:paragraph-properties fo:text-align="justify" style:justify-single-word="false"/>
      <style:text-properties style:font-name="Latin Modern Roman Unslanted" style:text-underline-style="solid" style:text-underline-width="auto" style:text-underline-color="font-color" officeooo:rsid="0003ac5e" officeooo:paragraph-rsid="000989a4"/>
    </style:style>
    <style:style style:name="P3" style:family="paragraph" style:parent-style-name="Preformatted_20_Text">
      <style:paragraph-properties fo:text-align="justify" style:justify-single-word="false"/>
      <style:text-properties style:font-name="Latin Modern Math" fo:font-weight="normal" officeooo:rsid="0004ed19" officeooo:paragraph-rsid="0004ed19" style:font-weight-asian="normal" style:font-weight-complex="normal"/>
    </style:style>
    <style:style style:name="P4" style:family="paragraph" style:parent-style-name="Preformatted_20_Text">
      <style:paragraph-properties fo:text-align="justify" style:justify-single-word="false"/>
      <style:text-properties style:font-name="Latin Modern Math" fo:font-weight="normal" style:font-weight-asian="normal" style:font-weight-complex="normal"/>
    </style:style>
    <style:style style:name="P5" style:family="paragraph" style:parent-style-name="Preformatted_20_Text">
      <style:paragraph-properties fo:text-align="justify" style:justify-single-word="false"/>
    </style:style>
    <style:style style:name="P6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Latin Modern Math" fo:font-weight="normal" style:font-weight-asian="normal" style:font-weight-complex="normal"/>
    </style:style>
    <style:style style:name="P7" style:family="paragraph" style:parent-style-name="Preformatted_20_Text">
      <style:paragraph-properties fo:margin-top="0cm" fo:margin-bottom="0.499cm" loext:contextual-spacing="false"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Latin Modern Roman Unslanted" fo:font-weight="bold" officeooo:rsid="0003ac5e" officeooo:paragraph-rsid="00047ec3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atin Modern Roman Unslanted" fo:font-weight="bold" officeooo:rsid="00047ec3" officeooo:paragraph-rsid="00047ec3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atin Modern Roman Unslanted" officeooo:rsid="0003ac5e" officeooo:paragraph-rsid="0003ac5e"/>
    </style:style>
    <style:style style:name="P11" style:family="paragraph" style:parent-style-name="Standard">
      <style:paragraph-properties fo:text-align="justify" style:justify-single-word="false"/>
      <style:text-properties style:font-name="Latin Modern Roman Unslanted" officeooo:rsid="0003ac5e" officeooo:paragraph-rsid="00047ec3"/>
    </style:style>
    <style:style style:name="P12" style:family="paragraph" style:parent-style-name="Standard">
      <style:paragraph-properties fo:text-align="justify" style:justify-single-word="false"/>
      <style:text-properties style:font-name="Latin Modern Roman Unslanted" style:text-underline-style="solid" style:text-underline-width="auto" style:text-underline-color="font-color" fo:font-weight="bold" officeooo:rsid="0003ac5e" officeooo:paragraph-rsid="0003ac5e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atin Modern Roman Unslanted" style:text-underline-style="solid" style:text-underline-width="auto" style:text-underline-color="font-color" officeooo:rsid="0003ac5e" officeooo:paragraph-rsid="0003ac5e"/>
    </style:style>
    <style:style style:name="P14" style:family="paragraph" style:parent-style-name="Standard">
      <style:paragraph-properties fo:text-align="justify" style:justify-single-word="false"/>
      <style:text-properties style:font-name="Latin Modern Roman Unslanted" style:text-underline-style="solid" style:text-underline-width="auto" style:text-underline-color="font-color" officeooo:rsid="000989a4" officeooo:paragraph-rsid="000989a4"/>
    </style:style>
    <style:style style:name="P15" style:family="paragraph" style:parent-style-name="Standard">
      <style:paragraph-properties fo:text-align="justify" style:justify-single-word="false"/>
      <style:text-properties style:font-name="Latin Modern Roman Unslanted" fo:font-size="20pt" style:text-underline-style="solid" style:text-underline-width="auto" style:text-underline-color="font-color" fo:font-weight="bold" officeooo:rsid="00047ec3" officeooo:paragraph-rsid="00047ec3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atin Modern Roman Unslanted" fo:font-size="20pt" style:text-underline-style="solid" style:text-underline-width="auto" style:text-underline-color="font-color" fo:font-weight="bold" officeooo:rsid="0003ac5e" officeooo:paragraph-rsid="0003ac5e" style:font-size-asian="20pt" style:font-weight-asian="bold" style:font-size-complex="20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Latin Modern Roman Unslanted" fo:font-size="20pt" style:text-underline-style="solid" style:text-underline-width="auto" style:text-underline-color="font-color" officeooo:rsid="000989a4" officeooo:paragraph-rsid="000989a4" style:font-size-asian="17.5pt" style:font-size-complex="20pt"/>
    </style:style>
    <style:style style:name="P18" style:family="paragraph" style:parent-style-name="Standard">
      <style:paragraph-properties fo:text-align="justify" style:justify-single-word="false"/>
      <style:text-properties style:font-name="Latin Modern Roman Unslanted" officeooo:rsid="000880f5" officeooo:paragraph-rsid="000880f5"/>
    </style:style>
    <style:style style:name="P19" style:family="paragraph" style:parent-style-name="Standard">
      <style:paragraph-properties fo:text-align="justify" style:justify-single-word="false"/>
      <style:text-properties style:font-name="Latin Modern Roman Unslanted" fo:font-style="normal" style:text-underline-style="none" officeooo:rsid="000abc3a" officeooo:paragraph-rsid="000abc3a" style:font-style-asian="normal" style:font-style-complex="normal"/>
    </style:style>
    <style:style style:name="P20" style:family="paragraph" style:parent-style-name="Standard">
      <style:paragraph-properties fo:text-align="justify" style:justify-single-word="false">
        <style:tab-stops>
          <style:tab-stop style:position="2.302cm"/>
        </style:tab-stops>
      </style:paragraph-properties>
      <style:text-properties style:font-name="Latin Modern Roman Unslanted" fo:font-style="normal" style:text-underline-style="none" officeooo:rsid="000abc3a" officeooo:paragraph-rsid="000abc3a" style:font-style-asian="normal" style:font-style-complex="normal"/>
    </style:style>
    <style:style style:name="P21" style:family="paragraph" style:parent-style-name="Standard">
      <style:paragraph-properties fo:text-align="justify" style:justify-single-word="false">
        <style:tab-stops>
          <style:tab-stop style:position="2.302cm"/>
        </style:tab-stops>
      </style:paragraph-properties>
      <style:text-properties style:font-name="Latin Modern Roman Unslanted" fo:font-style="normal" style:text-underline-style="none" officeooo:rsid="000abc3a" officeooo:paragraph-rsid="000abc3a" style:font-style-asian="normal" style:font-style-complex="normal"/>
    </style:style>
    <style:style style:name="P22" style:family="paragraph" style:parent-style-name="Standard">
      <style:paragraph-properties fo:text-align="justify" style:justify-single-word="false"/>
      <style:text-properties officeooo:rsid="0004ed19" officeooo:paragraph-rsid="0004ed19"/>
    </style:style>
    <style:style style:name="P23" style:family="paragraph" style:parent-style-name="Standard">
      <style:paragraph-properties fo:text-align="justify" style:justify-single-word="false"/>
      <style:text-properties style:font-name="Latin Modern Math" fo:font-weight="normal" officeooo:rsid="0004ed19" officeooo:paragraph-rsid="0004ed19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atin Modern Math" fo:font-weight="normal" officeooo:rsid="0003ac5e" officeooo:paragraph-rsid="0003ac5e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atin Modern Math" fo:font-size="13pt" fo:font-weight="normal" officeooo:rsid="0004ed19" officeooo:paragraph-rsid="0004ed19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justify" style:justify-single-word="false"/>
      <style:text-properties officeooo:paragraph-rsid="0003ac5e"/>
    </style:style>
    <style:style style:name="P27" style:family="paragraph" style:parent-style-name="Standard">
      <style:paragraph-properties fo:text-align="justify" style:justify-single-word="false"/>
      <style:text-properties officeooo:paragraph-rsid="00047ec3"/>
    </style:style>
    <style:style style:name="P28" style:family="paragraph" style:parent-style-name="Standard">
      <style:paragraph-properties fo:text-align="justify" style:justify-single-word="false"/>
      <style:text-properties officeooo:paragraph-rsid="000880f5"/>
    </style:style>
    <style:style style:name="P29" style:family="paragraph" style:parent-style-name="Standard">
      <style:paragraph-properties fo:text-align="justify" style:justify-single-word="false"/>
      <style:text-properties officeooo:paragraph-rsid="000989a4"/>
    </style:style>
    <style:style style:name="P3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00880f5" style:font-weight-asian="bold" style:font-weight-complex="bold"/>
    </style:style>
    <style:style style:name="P31" style:family="paragraph" style:parent-style-name="Table_20_Contents">
      <style:text-properties style:font-name="Latin Modern Math" fo:font-size="10.5pt" fo:font-weight="normal" style:font-size-asian="10.5pt" style:font-weight-asian="normal" style:font-size-complex="10.5pt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style:font-name="Latin Modern Math" fo:font-size="10.5pt" fo:font-weight="normal" style:font-size-asian="10.5pt" style:font-weight-asian="normal" style:font-size-complex="10.5pt" style:font-weight-complex="normal"/>
    </style:style>
    <style:style style:name="P33" style:family="paragraph" style:parent-style-name="Table_20_Contents">
      <style:text-properties fo:font-size="10.5pt" fo:font-weight="normal" style:font-size-asian="10.5pt" style:font-weight-asian="normal" style:font-size-complex="10.5pt" style:font-weight-complex="normal"/>
    </style:style>
    <style:style style:name="P34" style:family="paragraph" style:parent-style-name="Table_20_Contents">
      <style:paragraph-properties fo:text-align="end" style:justify-single-word="false"/>
      <style:text-properties fo:font-size="10.5pt" fo:font-weight="normal" style:font-size-asian="10.5pt" style:font-weight-asian="normal" style:font-size-complex="10.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7ec3" style:font-weight-asian="bold" style:font-weight-complex="bold"/>
    </style:style>
    <style:style style:name="T3" style:family="text">
      <style:text-properties fo:font-weight="bold" officeooo:rsid="0006be78" style:font-weight-asian="bold" style:font-weight-complex="bold"/>
    </style:style>
    <style:style style:name="T4" style:family="text">
      <style:text-properties style:font-name="Latin Modern Roman Unslanted" officeooo:rsid="0003ac5e"/>
    </style:style>
    <style:style style:name="T5" style:family="text">
      <style:text-properties style:font-name="Latin Modern Roman Unslanted" fo:font-weight="bold" officeooo:rsid="0003ac5e" style:font-weight-asian="bold" style:font-weight-complex="bold"/>
    </style:style>
    <style:style style:name="T6" style:family="text">
      <style:text-properties style:font-name="Latin Modern Roman Unslanted" fo:font-weight="bold" officeooo:rsid="00047ec3" style:font-weight-asian="bold" style:font-weight-complex="bold"/>
    </style:style>
    <style:style style:name="T7" style:family="text">
      <style:text-properties style:font-name="Latin Modern Roman Unslanted" fo:font-weight="bold" officeooo:rsid="0006be78" style:font-weight-asian="bold" style:font-weight-complex="bold"/>
    </style:style>
    <style:style style:name="T8" style:family="text">
      <style:text-properties style:font-name="Latin Modern Roman Unslanted"/>
    </style:style>
    <style:style style:name="T9" style:family="text">
      <style:text-properties style:font-name="Latin Modern Roman Unslanted" fo:font-weight="bold" style:font-weight-asian="bold" style:font-weight-complex="bold"/>
    </style:style>
    <style:style style:name="T10" style:family="text">
      <style:text-properties style:font-name="Latin Modern Roman Unslanted" fo:font-weight="normal" style:font-weight-asian="normal" style:font-weight-complex="normal"/>
    </style:style>
    <style:style style:name="T11" style:family="text">
      <style:text-properties style:font-name="Latin Modern Math" fo:font-size="12pt" style:font-size-asian="12pt" style:font-size-complex="12pt"/>
    </style:style>
    <style:style style:name="T12" style:family="text">
      <style:text-properties style:font-name="Latin Modern Math" fo:font-size="12pt" officeooo:rsid="0004ed19" style:font-size-asian="12pt" style:font-size-complex="12pt"/>
    </style:style>
    <style:style style:name="T13" style:family="text">
      <style:text-properties style:font-name="Latin Modern Math" fo:font-weight="bold" style:font-weight-asian="bold" style:font-weight-complex="bold"/>
    </style:style>
    <style:style style:name="T14" style:family="text">
      <style:text-properties style:font-name="Latin Modern Math" fo:font-size="10.5pt" fo:font-weight="normal" style:font-size-asian="10.5pt" style:font-weight-asian="normal" style:font-size-complex="10.5pt" style:font-weight-complex="normal"/>
    </style:style>
    <style:style style:name="T15" style:family="text">
      <style:text-properties style:font-name="Latin Modern Math" style:text-underline-style="none"/>
    </style:style>
    <style:style style:name="T16" style:family="text">
      <style:text-properties style:font-name="Latin Modern Math" style:text-underline-style="none" fo:font-weight="normal" style:font-weight-asian="normal" style:font-weight-complex="normal"/>
    </style:style>
    <style:style style:name="T17" style:family="text">
      <style:text-properties style:font-name="Latin Modern Math" style:text-underline-style="none" fo:font-weight="normal" officeooo:rsid="000989a4" style:font-weight-asian="normal" style:font-weight-complex="normal"/>
    </style:style>
    <style:style style:name="T18" style:family="text">
      <style:text-properties style:font-name="Latin Modern Math" style:text-underline-style="none" fo:font-weight="bold" style:font-weight-asian="bold" style:font-weight-complex="bold"/>
    </style:style>
    <style:style style:name="T19" style:family="text">
      <style:text-properties style:font-name="Latin Modern Math" style:text-underline-style="none" fo:font-weight="bold" officeooo:rsid="000989a4" style:font-weight-asian="bold" style:font-weight-complex="bold"/>
    </style:style>
    <style:style style:name="T20" style:family="text">
      <style:text-properties style:font-name="Latin Modern Math"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Latin Modern Math" fo:font-style="normal" style:text-underline-style="none" fo:font-weight="normal" officeooo:rsid="000989a4" style:font-style-asian="normal" style:font-weight-asian="normal" style:font-style-complex="normal" style:font-weight-complex="normal"/>
    </style:style>
    <style:style style:name="T22" style:family="text">
      <style:text-properties officeooo:rsid="00079cb6"/>
    </style:style>
    <style:style style:name="T2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24" style:family="text">
      <style:text-properties fo:font-weight="normal" officeooo:rsid="00086ab9" style:font-weight-asian="normal" style:font-weight-complex="normal"/>
    </style:style>
    <style:style style:name="T25" style:family="text">
      <style:text-properties fo:font-weight="normal" officeooo:rsid="000880f5" style:font-weight-asian="normal" style:font-weight-complex="normal"/>
    </style:style>
    <style:style style:name="T26" style:family="text">
      <style:text-properties officeooo:rsid="00086ab9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Numpy/ Scipy FUNCTIONS:</text:p>
      <text:p text:style-name="P13"/>
      <text:p text:style-name="P13">1. Solving a system of linear equations using Gaussian Elimination with Pivoting:</text:p>
      <text:p text:style-name="P13"/>
      <text:p text:style-name="P13">2. Solving a system of linear equations using the Jacobi method:</text:p>
      <text:p text:style-name="P13"/>
      <text:p text:style-name="P13">3. Solving a system of linear equations using the Gauss-Seidel method:</text:p>
      <text:p text:style-name="P13"/>
      <text:p text:style-name="P13">4. Solving a system of linear equations using the Relaxation method:</text:p>
      <text:p text:style-name="P13"/>
      <text:p text:style-name="P13">5. Solving a system of linear equations using the Conjugate Gradient method:</text:p>
      <text:p text:style-name="P13"/>
      <text:p text:style-name="P13">6. Obtaining the LU decomposition of a matrix:</text:p>
      <text:p text:style-name="P10"><text:tab/><text:span text:style-name="T1">scipy.linalg.lu</text:span><text:span text:style-name="T3">()</text:span></text:p>
      <text:p text:style-name="P10">7. <text:span text:style-name="T27">Obtaining the QR decomposition of a matrix:</text:span></text:p>
      <text:p text:style-name="P10"><text:tab/><text:span text:style-name="T1">numpy.linalg.qr, scipy.linalg.qr</text:span><text:span text:style-name="T3">()</text:span></text:p>
      <text:p text:style-name="P10">8. <text:span text:style-name="T27">Obtaining the singular value decomposition of a matrix:</text:span></text:p>
      <text:p text:style-name="P26"><text:span text:style-name="T4"><text:tab/></text:span><text:span text:style-name="T5">scipy.linalg.svd, numpy.linalg.svd</text:span><text:span text:style-name="T7">()</text:span></text:p>
      <text:p text:style-name="P10">9. <text:span text:style-name="T27">Obtaining the eigenvalues of a real symmetric matrix:</text:span></text:p>
      <text:p text:style-name="P27"><text:span text:style-name="T4"><text:tab/></text:span><text:span text:style-name="T5">numpy.linalg.eig</text:span><text:span text:style-name="T7">()</text:span><text:span text:style-name="T5">, numpy.linalg.eigh</text:span><text:span text:style-name="T7">(),</text:span><text:span text:style-name="T5"> numpy.linalg.eig</text:span><text:span text:style-name="T6">valsh</text:span><text:span text:style-name="T7">()</text:span><text:span text:style-name="T5">, <text:tab/></text:span><text:span text:style-name="T6">sci</text:span><text:span text:style-name="T5">py.linalg.eigh</text:span><text:span text:style-name="T7">()</text:span><text:span text:style-name="T5">, <text:s text:c="6"/>s</text:span><text:span text:style-name="T6">cipy</text:span><text:span text:style-name="T5">.linalg.eig</text:span><text:span text:style-name="T7">()</text:span><text:span text:style-name="T5">, <text:s text:c="9"/></text:span><text:span text:style-name="T6">sci</text:span><text:span text:style-name="T5">py.linalg.eig</text:span><text:span text:style-name="T6">valsh</text:span><text:span text:style-name="T7">()</text:span></text:p>
      <text:p text:style-name="P10">10. <text:span text:style-name="T27">Obtaining the eigenvalues of a complex Hermitian matrix:</text:span></text:p>
      <text:p text:style-name="P11"><text:span text:style-name="T2"><text:tab/>sci</text:span><text:span text:style-name="T1">py.linalg.eig</text:span><text:span text:style-name="T2">valsh, nump</text:span><text:span text:style-name="T1">y.linalg.eig</text:span><text:span text:style-name="T2">valsh</text:span></text:p>
      <text:p text:style-name="P10">11. <text:span text:style-name="T27">Obtaining the eigenvalues of a general real or complex n × n matrix:</text:span></text:p>
      <text:p text:style-name="P11"><text:tab/> <text:span text:style-name="T1">numpy.linalg.eig, <text:s/></text:span><text:span text:style-name="T2">sci</text:span><text:span text:style-name="T1">py.linalg.eig</text:span></text:p>
      <text:p text:style-name="P8"/>
      <text:p text:style-name="P8"/>
      <text:p text:style-name="P15">GSL FUNCTIONS:</text:p>
      <text:p text:style-name="P9"/>
      <text:p text:style-name="P12">1. Solving a system of linear equations using Gaussian Elimination with Pivoting:</text:p>
      <text:p text:style-name="P12"/>
      <text:p text:style-name="P12">2. Solving a system of linear equations using the Jacobi method:</text:p>
      <text:p text:style-name="P12"/>
      <text:p text:style-name="P12">3. Solving a system of linear equations using the Gauss-Seidel method:</text:p>
      <text:p text:style-name="P12"/>
      <text:p text:style-name="P12">4. Solving a system of linear equations using the Relaxation method:</text:p>
      <text:p text:style-name="P12"/>
      <text:p text:style-name="P12">5. Solving a system of linear equations using the Conjugate Gradient method:</text:p>
      <text:p text:style-name="P12"/>
      <text:p text:style-name="P30"><text:span text:style-name="T4">6. Obtaining the LU decomposition of a matrix:</text:span></text:p>
      <text:p text:style-name="P28"><text:soft-page-break/><text:span text:style-name="T4"><text:tab/></text:span><text:span text:style-name="T10">Lapack's </text:span><text:a xlink:type="simple" xlink:href="http://www.netlib.org/lapack/explore-3.1.1-html/dgetrf.f.html" text:style-name="Internet_20_link" text:visited-style-name="Visited_20_Internet_20_Link"><text:span text:style-name="Source_20_Text"><text:span text:style-name="T10">dgetrf()</text:span></text:span></text:a><text:span text:style-name="T10"> computes a </text:span><text:span text:style-name="Source_20_Text"><text:span text:style-name="T10">A=P*L*U</text:span></text:span><text:span text:style-name="T10"> decomposition for a general M-by-N matrix A.</text:span><text:span text:style-name="T8"> </text:span></text:p>
      <text:p text:style-name="P22"><text:span text:style-name="T8">Example from internet:</text:span></text:p>
      <text:p text:style-name="P26"><text:span text:style-name="T8"><text:tab/></text:span><text:span text:style-name="Source_20_Text"><text:span text:style-name="T11">int j;</text:span></text:span></text:p>
      <text:p text:style-name="P5"><text:span text:style-name="Source_20_Text"><text:span text:style-name="T11">double detp=1.;</text:span></text:span></text:p>
      <text:p text:style-name="P5"><text:span text:style-name="Source_20_Text"><text:span text:style-name="T11">for( j=0;j&lt;n;j++){</text:span></text:span></text:p>
      <text:p text:style-name="P5"><text:span text:style-name="Source_20_Text"><text:span text:style-name="T11"><text:s text:c="4"/>if(j+1!=ipiv[j]){</text:span></text:span></text:p>
      <text:p text:style-name="P5"><text:span text:style-name="Source_20_Text"><text:span text:style-name="T11"><text:s text:c="8"/>// j+1 : following feedback of ead : ipiv is from Fortran, hence starts at 1.</text:span></text:span></text:p>
      <text:p text:style-name="P5"><text:span text:style-name="Source_20_Text"><text:span text:style-name="T11"><text:s text:c="8"/>// hey ! This is a transpose !</text:span></text:span></text:p>
      <text:p text:style-name="P5"><text:span text:style-name="Source_20_Text"><text:span text:style-name="T11"><text:s text:c="8"/>detp=-detp;</text:span></text:span></text:p>
      <text:p text:style-name="P5"><text:span text:style-name="Source_20_Text"><text:span text:style-name="T11"><text:s text:c="4"/>}</text:span></text:span></text:p>
      <text:p text:style-name="P7"><text:span text:style-name="Source_20_Text"><text:span text:style-name="T11">}</text:span></text:span></text:p>
      <text:p text:style-name="P7"><text:span text:style-name="Source_20_Text"><text:span text:style-name="T11">*** </text:span></text:span><text:span text:style-name="Source_20_Text"><text:span text:style-name="T12">Source: </text:span></text:span><text:a xlink:type="simple" xlink:href="https://stackoverflow.com/questions/47315471/compute-determinant-from-lu-decomposition-in-lapack" text:style-name="Internet_20_link" text:visited-style-name="Visited_20_Internet_20_Link"><text:span text:style-name="Source_20_Text"><text:span text:style-name="T12">https://stackoverflow.com/questions/47315471/compute-determinant-from-lu-decomposition-in-lapack</text:span></text:span></text:a></text:p>
      <text:p text:style-name="P10">7. <text:span text:style-name="T28">Obtaining the QR decomposition of a matrix:</text:span></text:p>
      <text:p text:style-name="P26"><text:span text:style-name="T4"><text:tab/></text:span><text:span text:style-name="T9">x[, qr$pivot] == Q %*% R.</text:span></text:p>
      <text:p text:style-name="P26"><text:span text:style-name="T9"/></text:p>
      <text:p text:style-name="P25">Example from internet:</text:p>
      <text:p text:style-name="P3">x &lt;- matrix(runif(10), 5, 2)</text:p>
      <text:p text:style-name="P4">q &lt;- qr(x)</text:p>
      <text:p text:style-name="P4">is.qr(x) <text:s text:c="2"/># <text:s/>FALSE</text:p>
      <text:p text:style-name="P4">is.qr(q) <text:s text:c="2"/># <text:s/>TRUE</text:p>
      <text:p text:style-name="P4">x &lt;- runif(10)</text:p>
      <text:p text:style-name="P4">y &lt;- rnorm(10)</text:p>
      <text:p text:style-name="P4">qr(lm( y~x , qr = TRUE) ) # OK</text:p>
      <text:p text:style-name="P4">qr(lm( y~x , qr = FALSE) ) </text:p>
      <text:p text:style-name="P6"># Error: lm object does not have a proper 'qr' component.</text:p>
      <text:p text:style-name="P23">*** Source: <text:a xlink:type="simple" xlink:href="https://docs.tibco.com/pub/enterprise-runtime-for-R/5.0.0/doc/html/Language_Reference/base/qr.html" text:style-name="Internet_20_link" text:visited-style-name="Visited_20_Internet_20_Link">https://docs.tibco.com/pub/enterprise-runtime-for-R/5.0.0/doc/html/Language_Reference/base/qr.html</text:a></text:p>
      <text:p text:style-name="P23"/>
      <text:p text:style-name="P10">8. <text:span text:style-name="T28">Obtaining the singular value decomposition of a matrix:</text:span></text:p>
      <text:p text:style-name="P10"><text:span text:style-name="T1"><text:tab/></text:span><text:span text:style-name="T24">There are many functions for this purpose. I am directly copying the informatons from internet.</text:span></text:p>
      <text:p text:style-name="P10"><text:span text:style-name="T24"/></text:p>
      <text:p text:style-name="P10"><text:span text:style-name="T24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2">subroutine </text:p>
          </table:table-cell>
          <table:table-cell table:style-name="Table3.B1" office:value-type="string">
            <text:p text:style-name="Table_20_Contents"><text:a xlink:type="simple" xlink:href="http://www.netlib.org/lapack/explore-html/d4/dca/group__real_g_esing_ga4b629535d69b782d6421518962e639f1.html#ga4b629535d69b782d6421518962e639f1" text:style-name="Internet_20_link" text:visited-style-name="Visited_20_Internet_20_Link"><text:span text:style-name="T14">sgejsv</text:span></text:a><text:span text:style-name="T14"> (JOBA, JOBU, JOBV, JOBR, JOBT, JOBP, M, </text:span><text:a xlink:type="simple" xlink:href="http://www.netlib.org/lapack/explore-html/d7/d7c/example__user_8c_a0240ac851181b84ac374872dc5434ee4.html#a0240ac851181b84ac374872dc5434ee4" text:style-name="Internet_20_link" text:visited-style-name="Visited_20_Internet_20_Link"><text:span text:style-name="T14">N</text:span></text:a><text:span text:style-name="T14">, A, </text:span><text:a xlink:type="simple" xlink:href="http://www.netlib.org/lapack/explore-html/d7/d7c/example__user_8c_ae946da542ce0db94dced19b2ecefd1aa.html#ae946da542ce0db94dced19b2ecefd1aa" text:style-name="Internet_20_link" text:visited-style-name="Visited_20_Internet_20_Link"><text:span text:style-name="T14">LDA</text:span></text:a><text:span text:style-name="T14">, SVA, U, LDU, V, LDV, WORK, LWORK, IWORK, INFO)</text:span></text:p>
          </table:table-cell>
        </table:table-row>
        <table:table-row>
          <table:table-cell table:style-name="Table3.A2" office:value-type="string">
            <text:p text:style-name="P31"> </text:p>
          </table:table-cell>
          <table:table-cell table:style-name="Table3.A2" office:value-type="string">
            <text:p text:style-name="Table_20_Contents"><text:span text:style-name="T14">SGEJSV </text:span><text:a xlink:type="simple" xlink:href="http://www.netlib.org/lapack/explore-html/d4/dca/group__real_g_esing_ga4b629535d69b782d6421518962e639f1.html#ga4b629535d69b782d6421518962e639f1" text:style-name="Internet_20_link" text:visited-style-name="Visited_20_Internet_20_Link"><text:span text:style-name="T14">More...</text:span></text:a></text:p>
          </table:table-cell>
        </table:table-row>
        <table:table-row>
          <table:table-cell table:style-name="Table3.A2" table:number-columns-spanned="2" office:value-type="string">
            <text:p text:style-name="P31"> </text:p>
          </table:table-cell>
          <table:covered-table-cell/>
        </table:table-row>
        <table:table-row>
          <table:table-cell table:style-name="Table3.A1" office:value-type="string">
            <text:p text:style-name="P32">subroutine </text:p>
          </table:table-cell>
          <table:table-cell table:style-name="Table3.B1" office:value-type="string">
            <text:p text:style-name="Table_20_Contents"><text:a xlink:type="simple" xlink:href="http://www.netlib.org/lapack/explore-html/d4/dca/group__real_g_esing_gac2cd4f1079370ac908186d77efcd5ea8.html#gac2cd4f1079370ac908186d77efcd5ea8" text:style-name="Internet_20_link" text:visited-style-name="Visited_20_Internet_20_Link"><text:span text:style-name="T14">sgesdd</text:span></text:a><text:span text:style-name="T14"> (JOBZ, M, </text:span><text:a xlink:type="simple" xlink:href="http://www.netlib.org/lapack/explore-html/d7/d7c/example__user_8c_a0240ac851181b84ac374872dc5434ee4.html#a0240ac851181b84ac374872dc5434ee4" text:style-name="Internet_20_link" text:visited-style-name="Visited_20_Internet_20_Link"><text:span text:style-name="T14">N</text:span></text:a><text:span text:style-name="T14">, A, </text:span><text:a xlink:type="simple" xlink:href="http://www.netlib.org/lapack/explore-html/d7/d7c/example__user_8c_ae946da542ce0db94dced19b2ecefd1aa.html#ae946da542ce0db94dced19b2ecefd1aa" text:style-name="Internet_20_link" text:visited-style-name="Visited_20_Internet_20_Link"><text:span text:style-name="T14">LDA</text:span></text:a><text:span text:style-name="T14">, S, U, LDU, VT, LDVT, WORK, LWORK, IWORK, INFO)</text:span></text:p>
          </table:table-cell>
        </table:table-row>
        <table:table-row>
          <table:table-cell table:style-name="Table3.A2" office:value-type="string">
            <text:p text:style-name="P31"> </text:p>
          </table:table-cell>
          <table:table-cell table:style-name="Table3.A2" office:value-type="string">
            <text:p text:style-name="Table_20_Contents"><text:span text:style-name="T14">SGESDD </text:span><text:a xlink:type="simple" xlink:href="http://www.netlib.org/lapack/explore-html/d4/dca/group__real_g_esing_gac2cd4f1079370ac908186d77efcd5ea8.html#gac2cd4f1079370ac908186d77efcd5ea8" text:style-name="Internet_20_link" text:visited-style-name="Visited_20_Internet_20_Link"><text:span text:style-name="T14">More...</text:span></text:a></text:p>
          </table:table-cell>
        </table:table-row>
        <table:table-row>
          <table:table-cell table:style-name="Table3.A2" table:number-columns-spanned="2" office:value-type="string">
            <text:p text:style-name="P31"> </text:p>
          </table:table-cell>
          <table:covered-table-cell/>
        </table:table-row>
        <table:table-row>
          <table:table-cell table:style-name="Table3.A1" office:value-type="string">
            <text:p text:style-name="P32">subroutine </text:p>
          </table:table-cell>
          <table:table-cell table:style-name="Table3.B1" office:value-type="string">
            <text:p text:style-name="Table_20_Contents"><text:a xlink:type="simple" xlink:href="http://www.netlib.org/lapack/explore-html/d4/dca/group__real_g_esing_gaf03d06284b1bfabd3d6c0f6955960533.html#gaf03d06284b1bfabd3d6c0f6955960533" text:style-name="Internet_20_link" text:visited-style-name="Visited_20_Internet_20_Link"><text:span text:style-name="T14">sgesvd</text:span></text:a><text:span text:style-name="T14"> (JOBU, JOBVT, M, </text:span><text:a xlink:type="simple" xlink:href="http://www.netlib.org/lapack/explore-html/d7/d7c/example__user_8c_a0240ac851181b84ac374872dc5434ee4.html#a0240ac851181b84ac374872dc5434ee4" text:style-name="Internet_20_link" text:visited-style-name="Visited_20_Internet_20_Link"><text:span text:style-name="T14">N</text:span></text:a><text:span text:style-name="T14">, A, </text:span><text:a xlink:type="simple" xlink:href="http://www.netlib.org/lapack/explore-html/d7/d7c/example__user_8c_ae946da542ce0db94dced19b2ecefd1aa.html#ae946da542ce0db94dced19b2ecefd1aa" text:style-name="Internet_20_link" text:visited-style-name="Visited_20_Internet_20_Link"><text:span text:style-name="T14">LDA</text:span></text:a><text:span text:style-name="T14">, S, U, LDU, VT, LDVT, WORK, LWORK, INFO)</text:span></text:p>
          </table:table-cell>
        </table:table-row>
        <table:table-row>
          <table:table-cell table:style-name="Table3.A2" office:value-type="string">
            <text:p text:style-name="P31"> </text:p>
          </table:table-cell>
          <table:table-cell table:style-name="Table3.A2" office:value-type="string">
            <text:p text:style-name="Table_20_Contents"><text:span text:style-name="T14">SGESVD computes the singular value decomposition (SVD) for GE matrices </text:span><text:a xlink:type="simple" xlink:href="http://www.netlib.org/lapack/explore-html/d4/dca/group__real_g_esing_gaf03d06284b1bfabd3d6c0f6955960533.html#gaf03d06284b1bfabd3d6c0f6955960533" text:style-name="Internet_20_link" text:visited-style-name="Visited_20_Internet_20_Link"><text:span text:style-name="T14">More...</text:span></text:a></text:p>
          </table:table-cell>
        </table:table-row>
        <text:soft-page-break/>
        <table:table-row>
          <table:table-cell table:style-name="Table3.A2" table:number-columns-spanned="2" office:value-type="string">
            <text:p text:style-name="P31"> </text:p>
          </table:table-cell>
          <table:covered-table-cell/>
        </table:table-row>
        <table:table-row>
          <table:table-cell table:style-name="Table3.A1" office:value-type="string">
            <text:p text:style-name="P32">subroutine </text:p>
          </table:table-cell>
          <table:table-cell table:style-name="Table3.B1" office:value-type="string">
            <text:p text:style-name="Table_20_Contents"><text:a xlink:type="simple" xlink:href="http://www.netlib.org/lapack/explore-html/d4/dca/group__real_g_esing_ga8e9cbc85a2116d7ae24a854e24fbdc14.html#ga8e9cbc85a2116d7ae24a854e24fbdc14" text:style-name="Internet_20_link" text:visited-style-name="Visited_20_Internet_20_Link"><text:span text:style-name="T14">sgesvdq</text:span></text:a><text:span text:style-name="T14"> (JOBA, JOBP, JOBR, JOBU, JOBV, M, </text:span><text:a xlink:type="simple" xlink:href="http://www.netlib.org/lapack/explore-html/d7/d7c/example__user_8c_a0240ac851181b84ac374872dc5434ee4.html#a0240ac851181b84ac374872dc5434ee4" text:style-name="Internet_20_link" text:visited-style-name="Visited_20_Internet_20_Link"><text:span text:style-name="T14">N</text:span></text:a><text:span text:style-name="T14">, A, </text:span><text:a xlink:type="simple" xlink:href="http://www.netlib.org/lapack/explore-html/d7/d7c/example__user_8c_ae946da542ce0db94dced19b2ecefd1aa.html#ae946da542ce0db94dced19b2ecefd1aa" text:style-name="Internet_20_link" text:visited-style-name="Visited_20_Internet_20_Link"><text:span text:style-name="T14">LDA</text:span></text:a><text:span text:style-name="T14">, S, U, LDU, V, LDV, NUMRANK, IWORK, LIWORK, WORK, LWORK, RWORK, LRWORK, INFO)</text:span></text:p>
          </table:table-cell>
        </table:table-row>
        <table:table-row>
          <table:table-cell table:style-name="Table3.A2" office:value-type="string">
            <text:p text:style-name="P31"> </text:p>
          </table:table-cell>
          <table:table-cell table:style-name="Table3.A2" office:value-type="string">
            <text:p text:style-name="Table_20_Contents"><text:span text:style-name="T14">SGESVDQ computes the singular value decomposition (SVD) with a QR-Preconditioned QR SVD Method for GE matrices </text:span><text:a xlink:type="simple" xlink:href="http://www.netlib.org/lapack/explore-html/d4/dca/group__real_g_esing_ga8e9cbc85a2116d7ae24a854e24fbdc14.html#ga8e9cbc85a2116d7ae24a854e24fbdc14" text:style-name="Internet_20_link" text:visited-style-name="Visited_20_Internet_20_Link"><text:span text:style-name="T14">More...</text:span></text:a></text:p>
          </table:table-cell>
        </table:table-row>
        <table:table-row>
          <table:table-cell table:style-name="Table3.A2" table:number-columns-spanned="2" office:value-type="string">
            <text:p text:style-name="P31"> </text:p>
          </table:table-cell>
          <table:covered-table-cell/>
        </table:table-row>
        <table:table-row>
          <table:table-cell table:style-name="Table3.A1" office:value-type="string">
            <text:p text:style-name="P32">subroutine </text:p>
          </table:table-cell>
          <table:table-cell table:style-name="Table3.B1" office:value-type="string">
            <text:p text:style-name="Table_20_Contents"><text:a xlink:type="simple" xlink:href="http://www.netlib.org/lapack/explore-html/d4/dca/group__real_g_esing_gaec7e3fe91246cc52bcd34c45494932aa.html#gaec7e3fe91246cc52bcd34c45494932aa" text:style-name="Internet_20_link" text:visited-style-name="Visited_20_Internet_20_Link"><text:span text:style-name="T14">sgesvdx</text:span></text:a><text:span text:style-name="T14"> (JOBU, JOBVT, RANGE, M, </text:span><text:a xlink:type="simple" xlink:href="http://www.netlib.org/lapack/explore-html/d7/d7c/example__user_8c_a0240ac851181b84ac374872dc5434ee4.html#a0240ac851181b84ac374872dc5434ee4" text:style-name="Internet_20_link" text:visited-style-name="Visited_20_Internet_20_Link"><text:span text:style-name="T14">N</text:span></text:a><text:span text:style-name="T14">, A, </text:span><text:a xlink:type="simple" xlink:href="http://www.netlib.org/lapack/explore-html/d7/d7c/example__user_8c_ae946da542ce0db94dced19b2ecefd1aa.html#ae946da542ce0db94dced19b2ecefd1aa" text:style-name="Internet_20_link" text:visited-style-name="Visited_20_Internet_20_Link"><text:span text:style-name="T14">LDA</text:span></text:a><text:span text:style-name="T14">, VL, VU, IL, IU, NS, S, U, LDU, VT, LDVT, WORK, LWORK, IWORK, INFO)</text:span></text:p>
          </table:table-cell>
        </table:table-row>
        <table:table-row>
          <table:table-cell table:style-name="Table3.A2" office:value-type="string">
            <text:p text:style-name="P31"> </text:p>
          </table:table-cell>
          <table:table-cell table:style-name="Table3.A2" office:value-type="string">
            <text:p text:style-name="Table_20_Contents"><text:span text:style-name="T14">SGESVDX computes the singular value decomposition (SVD) for GE matrices </text:span><text:a xlink:type="simple" xlink:href="http://www.netlib.org/lapack/explore-html/d4/dca/group__real_g_esing_gaec7e3fe91246cc52bcd34c45494932aa.html#gaec7e3fe91246cc52bcd34c45494932aa" text:style-name="Internet_20_link" text:visited-style-name="Visited_20_Internet_20_Link"><text:span text:style-name="T14">More...</text:span></text:a></text:p>
          </table:table-cell>
        </table:table-row>
        <table:table-row>
          <table:table-cell table:style-name="Table3.A2" table:number-columns-spanned="2" office:value-type="string">
            <text:p text:style-name="P31"> </text:p>
          </table:table-cell>
          <table:covered-table-cell/>
        </table:table-row>
        <table:table-row>
          <table:table-cell table:style-name="Table3.A1" office:value-type="string">
            <text:p text:style-name="P32">subroutine </text:p>
          </table:table-cell>
          <table:table-cell table:style-name="Table3.B1" office:value-type="string">
            <text:p text:style-name="Table_20_Contents"><text:a xlink:type="simple" xlink:href="http://www.netlib.org/lapack/explore-html/d4/dca/group__real_g_esing_ga8e993bb662dabdfde3dd7c08b9b870e4.html#ga8e993bb662dabdfde3dd7c08b9b870e4" text:style-name="Internet_20_link" text:visited-style-name="Visited_20_Internet_20_Link"><text:span text:style-name="T14">sggsvd3</text:span></text:a><text:span text:style-name="T14"> (JOBU, JOBV, JOBQ, M, </text:span><text:a xlink:type="simple" xlink:href="http://www.netlib.org/lapack/explore-html/d7/d7c/example__user_8c_a0240ac851181b84ac374872dc5434ee4.html#a0240ac851181b84ac374872dc5434ee4" text:style-name="Internet_20_link" text:visited-style-name="Visited_20_Internet_20_Link"><text:span text:style-name="T14">N</text:span></text:a><text:span text:style-name="T14">, P, K, L, A, </text:span><text:a xlink:type="simple" xlink:href="http://www.netlib.org/lapack/explore-html/d7/d7c/example__user_8c_ae946da542ce0db94dced19b2ecefd1aa.html#ae946da542ce0db94dced19b2ecefd1aa" text:style-name="Internet_20_link" text:visited-style-name="Visited_20_Internet_20_Link"><text:span text:style-name="T14">LDA</text:span></text:a><text:span text:style-name="T14">, B, </text:span><text:a xlink:type="simple" xlink:href="http://www.netlib.org/lapack/explore-html/d7/d7c/example__user_8c_a50e90a7104df172b5a89a06c47fcca04.html#a50e90a7104df172b5a89a06c47fcca04" text:style-name="Internet_20_link" text:visited-style-name="Visited_20_Internet_20_Link"><text:span text:style-name="T14">LDB</text:span></text:a><text:span text:style-name="T14">, ALPHA, BETA, U, LDU, V, LDV, Q, LDQ, WORK, LWORK, IWORK, INFO)</text:span></text:p>
          </table:table-cell>
        </table:table-row>
        <table:table-row>
          <table:table-cell table:style-name="Table3.A2" office:value-type="string">
            <text:p text:style-name="P31"> </text:p>
          </table:table-cell>
          <table:table-cell table:style-name="Table3.A2" office:value-type="string">
            <text:p text:style-name="Table_20_Contents"><text:span text:style-name="T14">SGGSVD3 computes the singular value decomposition (SVD) for OTHER matrices </text:span><text:a xlink:type="simple" xlink:href="http://www.netlib.org/lapack/explore-html/d4/dca/group__real_g_esing_ga8e993bb662dabdfde3dd7c08b9b870e4.html#ga8e993bb662dabdfde3dd7c08b9b870e4" text:style-name="Internet_20_link" text:visited-style-name="Visited_20_Internet_20_Link"><text:span text:style-name="T14">More...</text:span></text:a></text:p>
          </table:table-cell>
        </table:table-row>
      </table:table>
      <text:p text:style-name="P10"><text:span text:style-name="T24"/></text:p>
      <text:p text:style-name="P10">***<text:span text:style-name="T26">Source: </text:span><text:a xlink:type="simple" xlink:href="http://www.netlib.org/lapack/explore-html/d4/dca/group__real_g_esing.html" text:style-name="Internet_20_link" text:visited-style-name="Visited_20_Internet_20_Link"><text:span text:style-name="T26">http://www.netlib.org/lapack/explore-html/d4/dca/group__real_g_esing.html</text:span></text:a></text:p>
      <text:p text:style-name="P10"/>
      <text:p text:style-name="P10">9. <text:span text:style-name="T28">Obtaining the eigenvalues of a real symmetric matrix:</text:span></text:p>
      <text:p text:style-name="P10"><text:tab/><text:span text:style-name="T22">There are many functions in LAPACK for eigenvalue problem. I am just copying the information from internet.</text:span></text:p>
      <text:p text:style-name="P1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2">subroutine </text:p>
          </table:table-cell>
          <table:table-cell table:style-name="Table1.B1" office:value-type="string">
            <text:p text:style-name="Table_20_Contents"><text:a xlink:type="simple" xlink:href="http://www.netlib.org/lapack/explore-html/d3/dfb/group__real_g_eeigen_gad6edd6ac01e4a249743c45803d9b37a2.html#gad6edd6ac01e4a249743c45803d9b37a2" text:style-name="Internet_20_link" text:visited-style-name="Visited_20_Internet_20_Link"><text:span text:style-name="T14">sgegs</text:span></text:a><text:span text:style-name="T14"> (JOBVSL, JOBVSR, </text:span><text:a xlink:type="simple" xlink:href="http://www.netlib.org/lapack/explore-html/d7/d7c/example__user_8c_a0240ac851181b84ac374872dc5434ee4.html#a0240ac851181b84ac374872dc5434ee4" text:style-name="Internet_20_link" text:visited-style-name="Visited_20_Internet_20_Link"><text:span text:style-name="T14">N</text:span></text:a><text:span text:style-name="T14">, A, </text:span><text:a xlink:type="simple" xlink:href="http://www.netlib.org/lapack/explore-html/d7/d7c/example__user_8c_ae946da542ce0db94dced19b2ecefd1aa.html#ae946da542ce0db94dced19b2ecefd1aa" text:style-name="Internet_20_link" text:visited-style-name="Visited_20_Internet_20_Link"><text:span text:style-name="T14">LDA</text:span></text:a><text:span text:style-name="T14">, B, </text:span><text:a xlink:type="simple" xlink:href="http://www.netlib.org/lapack/explore-html/d7/d7c/example__user_8c_a50e90a7104df172b5a89a06c47fcca04.html#a50e90a7104df172b5a89a06c47fcca04" text:style-name="Internet_20_link" text:visited-style-name="Visited_20_Internet_20_Link"><text:span text:style-name="T14">LDB</text:span></text:a><text:span text:style-name="T14">, ALPHAR, ALPHAI, BETA, VSL, LDVSL, VSR, LDVSR, WORK, LWORK, INFO)</text:span></text:p>
          </table:table-cell>
        </table:table-row>
        <table:table-row>
          <table:table-cell table:style-name="Table1.A2" office:value-type="string">
            <text:p text:style-name="P31"> </text:p>
          </table:table-cell>
          <table:table-cell table:style-name="Table1.A2" office:value-type="string">
            <text:p text:style-name="Table_20_Contents"><text:span text:style-name="T14">SGEGS computes the eigenvalues and, optionally, the left and/or right eigenvectors for GE matrices </text:span><text:a xlink:type="simple" xlink:href="http://www.netlib.org/lapack/explore-html/d3/dfb/group__real_g_eeigen_gad6edd6ac01e4a249743c45803d9b37a2.html#gad6edd6ac01e4a249743c45803d9b37a2" text:style-name="Internet_20_link" text:visited-style-name="Visited_20_Internet_20_Link"><text:span text:style-name="T14">More...</text:span></text:a></text:p>
          </table:table-cell>
        </table:table-row>
        <table:table-row>
          <table:table-cell table:style-name="Table1.A2" table:number-columns-spanned="2" office:value-type="string">
            <text:p text:style-name="P31"> </text:p>
          </table:table-cell>
          <table:covered-table-cell/>
        </table:table-row>
        <table:table-row>
          <table:table-cell table:style-name="Table1.A1" office:value-type="string">
            <text:p text:style-name="P32">subroutine </text:p>
          </table:table-cell>
          <table:table-cell table:style-name="Table1.B1" office:value-type="string">
            <text:p text:style-name="Table_20_Contents"><text:a xlink:type="simple" xlink:href="http://www.netlib.org/lapack/explore-html/d3/dfb/group__real_g_eeigen_ga80fd7fa3159b96cf467a9584f6464310.html#ga80fd7fa3159b96cf467a9584f6464310" text:style-name="Internet_20_link" text:visited-style-name="Visited_20_Internet_20_Link"><text:span text:style-name="T14">sgegv</text:span></text:a><text:span text:style-name="T14"> (JOBVL, JOBVR, </text:span><text:a xlink:type="simple" xlink:href="http://www.netlib.org/lapack/explore-html/d7/d7c/example__user_8c_a0240ac851181b84ac374872dc5434ee4.html#a0240ac851181b84ac374872dc5434ee4" text:style-name="Internet_20_link" text:visited-style-name="Visited_20_Internet_20_Link"><text:span text:style-name="T14">N</text:span></text:a><text:span text:style-name="T14">, A, </text:span><text:a xlink:type="simple" xlink:href="http://www.netlib.org/lapack/explore-html/d7/d7c/example__user_8c_ae946da542ce0db94dced19b2ecefd1aa.html#ae946da542ce0db94dced19b2ecefd1aa" text:style-name="Internet_20_link" text:visited-style-name="Visited_20_Internet_20_Link"><text:span text:style-name="T14">LDA</text:span></text:a><text:span text:style-name="T14">, B, </text:span><text:a xlink:type="simple" xlink:href="http://www.netlib.org/lapack/explore-html/d7/d7c/example__user_8c_a50e90a7104df172b5a89a06c47fcca04.html#a50e90a7104df172b5a89a06c47fcca04" text:style-name="Internet_20_link" text:visited-style-name="Visited_20_Internet_20_Link"><text:span text:style-name="T14">LDB</text:span></text:a><text:span text:style-name="T14">, ALPHAR, ALPHAI, BETA, VL, LDVL, VR, LDVR, WORK, LWORK, INFO)</text:span></text:p>
          </table:table-cell>
        </table:table-row>
        <table:table-row>
          <table:table-cell table:style-name="Table1.A2" office:value-type="string">
            <text:p text:style-name="P31"> </text:p>
          </table:table-cell>
          <table:table-cell table:style-name="Table1.A2" office:value-type="string">
            <text:p text:style-name="Table_20_Contents"><text:span text:style-name="T14">SGEEVX computes the eigenvalues and, optionally, the left and/or right eigenvectors for GE matrices </text:span><text:a xlink:type="simple" xlink:href="http://www.netlib.org/lapack/explore-html/d3/dfb/group__real_g_eeigen_ga80fd7fa3159b96cf467a9584f6464310.html#ga80fd7fa3159b96cf467a9584f6464310" text:style-name="Internet_20_link" text:visited-style-name="Visited_20_Internet_20_Link"><text:span text:style-name="T14">More...</text:span></text:a></text:p>
          </table:table-cell>
        </table:table-row>
        <table:table-row>
          <table:table-cell table:style-name="Table1.A2" table:number-columns-spanned="2" office:value-type="string">
            <text:p text:style-name="P31"> </text:p>
          </table:table-cell>
          <table:covered-table-cell/>
        </table:table-row>
        <table:table-row>
          <table:table-cell table:style-name="Table1.A1" office:value-type="string">
            <text:p text:style-name="P32">subroutine </text:p>
          </table:table-cell>
          <table:table-cell table:style-name="Table1.B1" office:value-type="string">
            <text:p text:style-name="Table_20_Contents"><text:a xlink:type="simple" xlink:href="http://www.netlib.org/lapack/explore-html/d3/dfb/group__real_g_eeigen_ga0cd2fba843c9d04967c79a58f8d6e321.html#ga0cd2fba843c9d04967c79a58f8d6e321" text:style-name="Internet_20_link" text:visited-style-name="Visited_20_Internet_20_Link"><text:span text:style-name="T14">sgees</text:span></text:a><text:span text:style-name="T14"> (JOBVS, SORT, SELECT, </text:span><text:a xlink:type="simple" xlink:href="http://www.netlib.org/lapack/explore-html/d7/d7c/example__user_8c_a0240ac851181b84ac374872dc5434ee4.html#a0240ac851181b84ac374872dc5434ee4" text:style-name="Internet_20_link" text:visited-style-name="Visited_20_Internet_20_Link"><text:span text:style-name="T14">N</text:span></text:a><text:span text:style-name="T14">, A, </text:span><text:a xlink:type="simple" xlink:href="http://www.netlib.org/lapack/explore-html/d7/d7c/example__user_8c_ae946da542ce0db94dced19b2ecefd1aa.html#ae946da542ce0db94dced19b2ecefd1aa" text:style-name="Internet_20_link" text:visited-style-name="Visited_20_Internet_20_Link"><text:span text:style-name="T14">LDA</text:span></text:a><text:span text:style-name="T14">, SDIM, WR, WI, VS, LDVS, WORK, LWORK, BWORK, INFO)</text:span></text:p>
          </table:table-cell>
        </table:table-row>
        <table:table-row>
          <table:table-cell table:style-name="Table1.A2" office:value-type="string">
            <text:p text:style-name="P31"> </text:p>
          </table:table-cell>
          <table:table-cell table:style-name="Table1.A2" office:value-type="string">
            <text:p text:style-name="Table_20_Contents"><text:span text:style-name="T14">SGEES computes the eigenvalues, the Schur form, and, optionally, the matrix of Schur vectors for GE matrices </text:span><text:a xlink:type="simple" xlink:href="http://www.netlib.org/lapack/explore-html/d3/dfb/group__real_g_eeigen_ga0cd2fba843c9d04967c79a58f8d6e321.html#ga0cd2fba843c9d04967c79a58f8d6e321" text:style-name="Internet_20_link" text:visited-style-name="Visited_20_Internet_20_Link"><text:span text:style-name="T14">More...</text:span></text:a></text:p>
          </table:table-cell>
        </table:table-row>
        <table:table-row>
          <table:table-cell table:style-name="Table1.A2" table:number-columns-spanned="2" office:value-type="string">
            <text:p text:style-name="P31"> </text:p>
          </table:table-cell>
          <table:covered-table-cell/>
        </table:table-row>
        <table:table-row>
          <table:table-cell table:style-name="Table1.A1" office:value-type="string">
            <text:p text:style-name="P32">subroutine </text:p>
          </table:table-cell>
          <table:table-cell table:style-name="Table1.B1" office:value-type="string">
            <text:p text:style-name="Table_20_Contents"><text:a xlink:type="simple" xlink:href="http://www.netlib.org/lapack/explore-html/d3/dfb/group__real_g_eeigen_gac8e46bbcd7e259cdacfccbcfb575a392.html#gac8e46bbcd7e259cdacfccbcfb575a392" text:style-name="Internet_20_link" text:visited-style-name="Visited_20_Internet_20_Link"><text:span text:style-name="T14">sgeesx</text:span></text:a><text:span text:style-name="T14"> (JOBVS, SORT, SELECT, SENSE, </text:span><text:a xlink:type="simple" xlink:href="http://www.netlib.org/lapack/explore-html/d7/d7c/example__user_8c_a0240ac851181b84ac374872dc5434ee4.html#a0240ac851181b84ac374872dc5434ee4" text:style-name="Internet_20_link" text:visited-style-name="Visited_20_Internet_20_Link"><text:span text:style-name="T14">N</text:span></text:a><text:span text:style-name="T14">, A, </text:span><text:a xlink:type="simple" xlink:href="http://www.netlib.org/lapack/explore-html/d7/d7c/example__user_8c_ae946da542ce0db94dced19b2ecefd1aa.html#ae946da542ce0db94dced19b2ecefd1aa" text:style-name="Internet_20_link" text:visited-style-name="Visited_20_Internet_20_Link"><text:span text:style-name="T14">LDA</text:span></text:a><text:span text:style-name="T14">, SDIM, WR, WI, VS, LDVS, RCONDE, RCONDV, WORK, LWORK, IWORK, LIWORK, BWORK, INFO)</text:span></text:p>
          </table:table-cell>
        </table:table-row>
        <table:table-row>
          <table:table-cell table:style-name="Table1.A2" office:value-type="string">
            <text:p text:style-name="P31"> </text:p>
          </table:table-cell>
          <table:table-cell table:style-name="Table1.A2" office:value-type="string">
            <text:p text:style-name="Table_20_Contents"><text:span text:style-name="T14">SGEESX computes the eigenvalues, the Schur form, and, optionally, the matrix of Schur vectors for GE matrices </text:span><text:a xlink:type="simple" xlink:href="http://www.netlib.org/lapack/explore-html/d3/dfb/group__real_g_eeigen_gac8e46bbcd7e259cdacfccbcfb575a392.html#gac8e46bbcd7e259cdacfccbcfb575a392" text:style-name="Internet_20_link" text:visited-style-name="Visited_20_Internet_20_Link"><text:span text:style-name="T14">More...</text:span></text:a></text:p>
          </table:table-cell>
        </table:table-row>
        <table:table-row>
          <table:table-cell table:style-name="Table1.A2" table:number-columns-spanned="2" office:value-type="string">
            <text:p text:style-name="P31"> </text:p>
          </table:table-cell>
          <table:covered-table-cell/>
        </table:table-row>
        <table:table-row>
          <table:table-cell table:style-name="Table1.A1" office:value-type="string">
            <text:p text:style-name="P32">subroutine </text:p>
          </table:table-cell>
          <table:table-cell table:style-name="Table1.B1" office:value-type="string">
            <text:p text:style-name="Table_20_Contents"><text:a xlink:type="simple" xlink:href="http://www.netlib.org/lapack/explore-html/d3/dfb/group__real_g_eeigen_ga104525b749278774f7b7f57195aa6798.html#ga104525b749278774f7b7f57195aa6798" text:style-name="Internet_20_link" text:visited-style-name="Visited_20_Internet_20_Link"><text:span text:style-name="T14">sgeev</text:span></text:a><text:span text:style-name="T14"> (JOBVL, JOBVR, </text:span><text:a xlink:type="simple" xlink:href="http://www.netlib.org/lapack/explore-html/d7/d7c/example__user_8c_a0240ac851181b84ac374872dc5434ee4.html#a0240ac851181b84ac374872dc5434ee4" text:style-name="Internet_20_link" text:visited-style-name="Visited_20_Internet_20_Link"><text:span text:style-name="T14">N</text:span></text:a><text:span text:style-name="T14">, A, </text:span><text:a xlink:type="simple" xlink:href="http://www.netlib.org/lapack/explore-html/d7/d7c/example__user_8c_ae946da542ce0db94dced19b2ecefd1aa.html#ae946da542ce0db94dced19b2ecefd1aa" text:style-name="Internet_20_link" text:visited-style-name="Visited_20_Internet_20_Link"><text:span text:style-name="T14">LDA</text:span></text:a><text:span text:style-name="T14">, WR, WI, VL, LDVL, VR, LDVR, WORK, LWORK, INFO)</text:span></text:p>
          </table:table-cell>
        </table:table-row>
        <table:table-row>
          <table:table-cell table:style-name="Table1.A2" office:value-type="string">
            <text:p text:style-name="P31"> </text:p>
          </table:table-cell>
          <table:table-cell table:style-name="Table1.A2" office:value-type="string">
            <text:p text:style-name="Table_20_Contents"><text:span text:style-name="T14">SGEEV computes the eigenvalues and, optionally, the left and/or right eigenvectors for GE matrices </text:span><text:a xlink:type="simple" xlink:href="http://www.netlib.org/lapack/explore-html/d3/dfb/group__real_g_eeigen_ga104525b749278774f7b7f57195aa6798.html#ga104525b749278774f7b7f57195aa6798" text:style-name="Internet_20_link" text:visited-style-name="Visited_20_Internet_20_Link"><text:span text:style-name="T14">More...</text:span></text:a></text:p>
          </table:table-cell>
        </table:table-row>
        <table:table-row>
          <table:table-cell table:style-name="Table1.A2" table:number-columns-spanned="2" office:value-type="string">
            <text:p text:style-name="P31"> </text:p>
          </table:table-cell>
          <table:covered-table-cell/>
        </table:table-row>
        <table:table-row>
          <table:table-cell table:style-name="Table1.A1" office:value-type="string">
            <text:p text:style-name="P32">subroutine </text:p>
          </table:table-cell>
          <table:table-cell table:style-name="Table1.B1" office:value-type="string">
            <text:p text:style-name="Table_20_Contents"><text:a xlink:type="simple" xlink:href="http://www.netlib.org/lapack/explore-html/d3/dfb/group__real_g_eeigen_gadf06d28b4793cbab21e898fcb713d5a5.html#gadf06d28b4793cbab21e898fcb713d5a5" text:style-name="Internet_20_link" text:visited-style-name="Visited_20_Internet_20_Link"><text:span text:style-name="T14">sgeevx</text:span></text:a><text:span text:style-name="T14"> (BALANC, JOBVL, JOBVR, SENSE, </text:span><text:a xlink:type="simple" xlink:href="http://www.netlib.org/lapack/explore-html/d7/d7c/example__user_8c_a0240ac851181b84ac374872dc5434ee4.html#a0240ac851181b84ac374872dc5434ee4" text:style-name="Internet_20_link" text:visited-style-name="Visited_20_Internet_20_Link"><text:span text:style-name="T14">N</text:span></text:a><text:span text:style-name="T14">, A, </text:span><text:a xlink:type="simple" xlink:href="http://www.netlib.org/lapack/explore-html/d7/d7c/example__user_8c_ae946da542ce0db94dced19b2ecefd1aa.html#ae946da542ce0db94dced19b2ecefd1aa" text:style-name="Internet_20_link" text:visited-style-name="Visited_20_Internet_20_Link"><text:span text:style-name="T14">LDA</text:span></text:a><text:span text:style-name="T14">, WR, WI, VL, LDVL, VR, LDVR, ILO, IHI, SCALE, ABNRM, RCONDE, RCONDV, WORK, LWORK, IWORK, </text:span><text:soft-page-break/><text:span text:style-name="T14">INFO)</text:span></text:p>
          </table:table-cell>
        </table:table-row>
        <table:table-row>
          <table:table-cell table:style-name="Table1.A2" office:value-type="string">
            <text:p text:style-name="P31"> </text:p>
          </table:table-cell>
          <table:table-cell table:style-name="Table1.A2" office:value-type="string">
            <text:p text:style-name="Table_20_Contents"><text:span text:style-name="T14">SGEEVX computes the eigenvalues and, optionally, the left and/or right eigenvectors for GE matrices </text:span><text:a xlink:type="simple" xlink:href="http://www.netlib.org/lapack/explore-html/d3/dfb/group__real_g_eeigen_gadf06d28b4793cbab21e898fcb713d5a5.html#gadf06d28b4793cbab21e898fcb713d5a5" text:style-name="Internet_20_link" text:visited-style-name="Visited_20_Internet_20_Link"><text:span text:style-name="T14">More...</text:span></text:a></text:p>
          </table:table-cell>
        </table:table-row>
        <table:table-row>
          <table:table-cell table:style-name="Table1.A2" table:number-columns-spanned="2" office:value-type="string">
            <text:p text:style-name="P31"> </text:p>
          </table:table-cell>
          <table:covered-table-cell/>
        </table:table-row>
        <table:table-row>
          <table:table-cell table:style-name="Table1.A1" office:value-type="string">
            <text:p text:style-name="P32">subroutine </text:p>
          </table:table-cell>
          <table:table-cell table:style-name="Table1.B1" office:value-type="string">
            <text:p text:style-name="Table_20_Contents"><text:a xlink:type="simple" xlink:href="http://www.netlib.org/lapack/explore-html/d3/dfb/group__real_g_eeigen_ga6a36f16104f3f8ae8e499cc7efaa2195.html#ga6a36f16104f3f8ae8e499cc7efaa2195" text:style-name="Internet_20_link" text:visited-style-name="Visited_20_Internet_20_Link"><text:span text:style-name="T14">sgges</text:span></text:a><text:span text:style-name="T14"> (JOBVSL, JOBVSR, SORT, SELCTG, </text:span><text:a xlink:type="simple" xlink:href="http://www.netlib.org/lapack/explore-html/d7/d7c/example__user_8c_a0240ac851181b84ac374872dc5434ee4.html#a0240ac851181b84ac374872dc5434ee4" text:style-name="Internet_20_link" text:visited-style-name="Visited_20_Internet_20_Link"><text:span text:style-name="T14">N</text:span></text:a><text:span text:style-name="T14">, A, </text:span><text:a xlink:type="simple" xlink:href="http://www.netlib.org/lapack/explore-html/d7/d7c/example__user_8c_ae946da542ce0db94dced19b2ecefd1aa.html#ae946da542ce0db94dced19b2ecefd1aa" text:style-name="Internet_20_link" text:visited-style-name="Visited_20_Internet_20_Link"><text:span text:style-name="T14">LDA</text:span></text:a><text:span text:style-name="T14">, B, </text:span><text:a xlink:type="simple" xlink:href="http://www.netlib.org/lapack/explore-html/d7/d7c/example__user_8c_a50e90a7104df172b5a89a06c47fcca04.html#a50e90a7104df172b5a89a06c47fcca04" text:style-name="Internet_20_link" text:visited-style-name="Visited_20_Internet_20_Link"><text:span text:style-name="T14">LDB</text:span></text:a><text:span text:style-name="T14">, SDIM, ALPHAR, ALPHAI, BETA, VSL, LDVSL, VSR, LDVSR, WORK, LWORK, BWORK, INFO)</text:span></text:p>
          </table:table-cell>
        </table:table-row>
        <table:table-row>
          <table:table-cell table:style-name="Table1.A2" office:value-type="string">
            <text:p text:style-name="P31"> </text:p>
          </table:table-cell>
          <table:table-cell table:style-name="Table1.A2" office:value-type="string">
            <text:p text:style-name="Table_20_Contents"><text:span text:style-name="T14">SGGES computes the eigenvalues, the Schur form, and, optionally, the matrix of Schur vectors for GE matrices </text:span><text:a xlink:type="simple" xlink:href="http://www.netlib.org/lapack/explore-html/d3/dfb/group__real_g_eeigen_ga6a36f16104f3f8ae8e499cc7efaa2195.html#ga6a36f16104f3f8ae8e499cc7efaa2195" text:style-name="Internet_20_link" text:visited-style-name="Visited_20_Internet_20_Link"><text:span text:style-name="T14">More...</text:span></text:a></text:p>
          </table:table-cell>
        </table:table-row>
        <table:table-row>
          <table:table-cell table:style-name="Table1.A2" table:number-columns-spanned="2" office:value-type="string">
            <text:p text:style-name="P31"> </text:p>
          </table:table-cell>
          <table:covered-table-cell/>
        </table:table-row>
        <table:table-row>
          <table:table-cell table:style-name="Table1.A1" office:value-type="string">
            <text:p text:style-name="P32">subroutine </text:p>
          </table:table-cell>
          <table:table-cell table:style-name="Table1.B1" office:value-type="string">
            <text:p text:style-name="Table_20_Contents"><text:a xlink:type="simple" xlink:href="http://www.netlib.org/lapack/explore-html/d3/dfb/group__real_g_eeigen_gaa38a73620b45cbe5a9b1803351a28dbb.html#gaa38a73620b45cbe5a9b1803351a28dbb" text:style-name="Internet_20_link" text:visited-style-name="Visited_20_Internet_20_Link"><text:span text:style-name="T14">sgges3</text:span></text:a><text:span text:style-name="T14"> (JOBVSL, JOBVSR, SORT, SELCTG, </text:span><text:a xlink:type="simple" xlink:href="http://www.netlib.org/lapack/explore-html/d7/d7c/example__user_8c_a0240ac851181b84ac374872dc5434ee4.html#a0240ac851181b84ac374872dc5434ee4" text:style-name="Internet_20_link" text:visited-style-name="Visited_20_Internet_20_Link"><text:span text:style-name="T14">N</text:span></text:a><text:span text:style-name="T14">, A, </text:span><text:a xlink:type="simple" xlink:href="http://www.netlib.org/lapack/explore-html/d7/d7c/example__user_8c_ae946da542ce0db94dced19b2ecefd1aa.html#ae946da542ce0db94dced19b2ecefd1aa" text:style-name="Internet_20_link" text:visited-style-name="Visited_20_Internet_20_Link"><text:span text:style-name="T14">LDA</text:span></text:a><text:span text:style-name="T14">, B, </text:span><text:a xlink:type="simple" xlink:href="http://www.netlib.org/lapack/explore-html/d7/d7c/example__user_8c_a50e90a7104df172b5a89a06c47fcca04.html#a50e90a7104df172b5a89a06c47fcca04" text:style-name="Internet_20_link" text:visited-style-name="Visited_20_Internet_20_Link"><text:span text:style-name="T14">LDB</text:span></text:a><text:span text:style-name="T14">, SDIM, ALPHAR, ALPHAI, BETA, VSL, LDVSL, VSR, LDVSR, WORK, LWORK, BWORK, INFO)</text:span></text:p>
          </table:table-cell>
        </table:table-row>
        <table:table-row>
          <table:table-cell table:style-name="Table1.A2" office:value-type="string">
            <text:p text:style-name="P31"> </text:p>
          </table:table-cell>
          <table:table-cell table:style-name="Table1.A2" office:value-type="string">
            <text:p text:style-name="Table_20_Contents"><text:span text:style-name="T14">SGGES3 computes the eigenvalues, the Schur form, and, optionally, the matrix of Schur vectors for GE matrices (blocked algorithm) </text:span><text:a xlink:type="simple" xlink:href="http://www.netlib.org/lapack/explore-html/d3/dfb/group__real_g_eeigen_gaa38a73620b45cbe5a9b1803351a28dbb.html#gaa38a73620b45cbe5a9b1803351a28dbb" text:style-name="Internet_20_link" text:visited-style-name="Visited_20_Internet_20_Link"><text:span text:style-name="T14">More...</text:span></text:a></text:p>
          </table:table-cell>
        </table:table-row>
        <table:table-row>
          <table:table-cell table:style-name="Table1.A2" table:number-columns-spanned="2" office:value-type="string">
            <text:p text:style-name="P31"> </text:p>
          </table:table-cell>
          <table:covered-table-cell/>
        </table:table-row>
        <table:table-row>
          <table:table-cell table:style-name="Table1.A1" office:value-type="string">
            <text:p text:style-name="P32">subroutine </text:p>
          </table:table-cell>
          <table:table-cell table:style-name="Table1.B1" office:value-type="string">
            <text:p text:style-name="Table_20_Contents"><text:a xlink:type="simple" xlink:href="http://www.netlib.org/lapack/explore-html/d3/dfb/group__real_g_eeigen_gac04eec62b6a153d74e425961e9704fde.html#gac04eec62b6a153d74e425961e9704fde" text:style-name="Internet_20_link" text:visited-style-name="Visited_20_Internet_20_Link"><text:span text:style-name="T14">sggesx</text:span></text:a><text:span text:style-name="T14"> (JOBVSL, JOBVSR, SORT, SELCTG, SENSE, </text:span><text:a xlink:type="simple" xlink:href="http://www.netlib.org/lapack/explore-html/d7/d7c/example__user_8c_a0240ac851181b84ac374872dc5434ee4.html#a0240ac851181b84ac374872dc5434ee4" text:style-name="Internet_20_link" text:visited-style-name="Visited_20_Internet_20_Link"><text:span text:style-name="T14">N</text:span></text:a><text:span text:style-name="T14">, A, </text:span><text:a xlink:type="simple" xlink:href="http://www.netlib.org/lapack/explore-html/d7/d7c/example__user_8c_ae946da542ce0db94dced19b2ecefd1aa.html#ae946da542ce0db94dced19b2ecefd1aa" text:style-name="Internet_20_link" text:visited-style-name="Visited_20_Internet_20_Link"><text:span text:style-name="T14">LDA</text:span></text:a><text:span text:style-name="T14">, B, </text:span><text:a xlink:type="simple" xlink:href="http://www.netlib.org/lapack/explore-html/d7/d7c/example__user_8c_a50e90a7104df172b5a89a06c47fcca04.html#a50e90a7104df172b5a89a06c47fcca04" text:style-name="Internet_20_link" text:visited-style-name="Visited_20_Internet_20_Link"><text:span text:style-name="T14">LDB</text:span></text:a><text:span text:style-name="T14">, SDIM, ALPHAR, ALPHAI, BETA, VSL, LDVSL, VSR, LDVSR, RCONDE, RCONDV, WORK, LWORK, IWORK, LIWORK, BWORK, INFO)</text:span></text:p>
          </table:table-cell>
        </table:table-row>
        <table:table-row>
          <table:table-cell table:style-name="Table1.A2" office:value-type="string">
            <text:p text:style-name="P31"> </text:p>
          </table:table-cell>
          <table:table-cell table:style-name="Table1.A2" office:value-type="string">
            <text:p text:style-name="Table_20_Contents"><text:span text:style-name="T14">SGGESX computes the eigenvalues, the Schur form, and, optionally, the matrix of Schur vectors for GE matrices </text:span><text:a xlink:type="simple" xlink:href="http://www.netlib.org/lapack/explore-html/d3/dfb/group__real_g_eeigen_gac04eec62b6a153d74e425961e9704fde.html#gac04eec62b6a153d74e425961e9704fde" text:style-name="Internet_20_link" text:visited-style-name="Visited_20_Internet_20_Link"><text:span text:style-name="T14">More...</text:span></text:a></text:p>
          </table:table-cell>
        </table:table-row>
        <table:table-row>
          <table:table-cell table:style-name="Table1.A2" table:number-columns-spanned="2" office:value-type="string">
            <text:p text:style-name="P31"> </text:p>
          </table:table-cell>
          <table:covered-table-cell/>
        </table:table-row>
        <table:table-row>
          <table:table-cell table:style-name="Table1.A1" office:value-type="string">
            <text:p text:style-name="P32">subroutine </text:p>
          </table:table-cell>
          <table:table-cell table:style-name="Table1.B1" office:value-type="string">
            <text:p text:style-name="Table_20_Contents"><text:a xlink:type="simple" xlink:href="http://www.netlib.org/lapack/explore-html/d3/dfb/group__real_g_eeigen_ga6176eadcb5a027beb0b000fbf74f9e35.html#ga6176eadcb5a027beb0b000fbf74f9e35" text:style-name="Internet_20_link" text:visited-style-name="Visited_20_Internet_20_Link"><text:span text:style-name="T14">sggev</text:span></text:a><text:span text:style-name="T14"> (JOBVL, JOBVR, </text:span><text:a xlink:type="simple" xlink:href="http://www.netlib.org/lapack/explore-html/d7/d7c/example__user_8c_a0240ac851181b84ac374872dc5434ee4.html#a0240ac851181b84ac374872dc5434ee4" text:style-name="Internet_20_link" text:visited-style-name="Visited_20_Internet_20_Link"><text:span text:style-name="T14">N</text:span></text:a><text:span text:style-name="T14">, A, </text:span><text:a xlink:type="simple" xlink:href="http://www.netlib.org/lapack/explore-html/d7/d7c/example__user_8c_ae946da542ce0db94dced19b2ecefd1aa.html#ae946da542ce0db94dced19b2ecefd1aa" text:style-name="Internet_20_link" text:visited-style-name="Visited_20_Internet_20_Link"><text:span text:style-name="T14">LDA</text:span></text:a><text:span text:style-name="T14">, B, </text:span><text:a xlink:type="simple" xlink:href="http://www.netlib.org/lapack/explore-html/d7/d7c/example__user_8c_a50e90a7104df172b5a89a06c47fcca04.html#a50e90a7104df172b5a89a06c47fcca04" text:style-name="Internet_20_link" text:visited-style-name="Visited_20_Internet_20_Link"><text:span text:style-name="T14">LDB</text:span></text:a><text:span text:style-name="T14">, ALPHAR, ALPHAI, BETA, VL, LDVL, VR, LDVR, WORK, LWORK, INFO)</text:span></text:p>
          </table:table-cell>
        </table:table-row>
        <table:table-row>
          <table:table-cell table:style-name="Table1.A2" office:value-type="string">
            <text:p text:style-name="P31"> </text:p>
          </table:table-cell>
          <table:table-cell table:style-name="Table1.A2" office:value-type="string">
            <text:p text:style-name="Table_20_Contents"><text:span text:style-name="T14">SGGEV computes the eigenvalues and, optionally, the left and/or right eigenvectors for GE matrices </text:span><text:a xlink:type="simple" xlink:href="http://www.netlib.org/lapack/explore-html/d3/dfb/group__real_g_eeigen_ga6176eadcb5a027beb0b000fbf74f9e35.html#ga6176eadcb5a027beb0b000fbf74f9e35" text:style-name="Internet_20_link" text:visited-style-name="Visited_20_Internet_20_Link"><text:span text:style-name="T14">More...</text:span></text:a></text:p>
          </table:table-cell>
        </table:table-row>
        <table:table-row>
          <table:table-cell table:style-name="Table1.A2" table:number-columns-spanned="2" office:value-type="string">
            <text:p text:style-name="P31"> </text:p>
          </table:table-cell>
          <table:covered-table-cell/>
        </table:table-row>
        <table:table-row>
          <table:table-cell table:style-name="Table1.A1" office:value-type="string">
            <text:p text:style-name="P32">subroutine </text:p>
          </table:table-cell>
          <table:table-cell table:style-name="Table1.B1" office:value-type="string">
            <text:p text:style-name="Table_20_Contents"><text:a xlink:type="simple" xlink:href="http://www.netlib.org/lapack/explore-html/d3/dfb/group__real_g_eeigen_ga7c33384acda01bd5c62e87213eb2f2f9.html#ga7c33384acda01bd5c62e87213eb2f2f9" text:style-name="Internet_20_link" text:visited-style-name="Visited_20_Internet_20_Link"><text:span text:style-name="T14">sggev3</text:span></text:a><text:span text:style-name="T14"> (JOBVL, JOBVR, </text:span><text:a xlink:type="simple" xlink:href="http://www.netlib.org/lapack/explore-html/d7/d7c/example__user_8c_a0240ac851181b84ac374872dc5434ee4.html#a0240ac851181b84ac374872dc5434ee4" text:style-name="Internet_20_link" text:visited-style-name="Visited_20_Internet_20_Link"><text:span text:style-name="T14">N</text:span></text:a><text:span text:style-name="T14">, A, </text:span><text:a xlink:type="simple" xlink:href="http://www.netlib.org/lapack/explore-html/d7/d7c/example__user_8c_ae946da542ce0db94dced19b2ecefd1aa.html#ae946da542ce0db94dced19b2ecefd1aa" text:style-name="Internet_20_link" text:visited-style-name="Visited_20_Internet_20_Link"><text:span text:style-name="T14">LDA</text:span></text:a><text:span text:style-name="T14">, B, </text:span><text:a xlink:type="simple" xlink:href="http://www.netlib.org/lapack/explore-html/d7/d7c/example__user_8c_a50e90a7104df172b5a89a06c47fcca04.html#a50e90a7104df172b5a89a06c47fcca04" text:style-name="Internet_20_link" text:visited-style-name="Visited_20_Internet_20_Link"><text:span text:style-name="T14">LDB</text:span></text:a><text:span text:style-name="T14">, ALPHAR, ALPHAI, BETA, VL, LDVL, VR, LDVR, WORK, LWORK, INFO)</text:span></text:p>
          </table:table-cell>
        </table:table-row>
        <table:table-row>
          <table:table-cell table:style-name="Table1.A2" office:value-type="string">
            <text:p text:style-name="P31"> </text:p>
          </table:table-cell>
          <table:table-cell table:style-name="Table1.A2" office:value-type="string">
            <text:p text:style-name="Table_20_Contents"><text:span text:style-name="T14">SGGEV3 computes the eigenvalues and, optionally, the left and/or right eigenvectors for GE matrices (blocked algorithm) </text:span><text:a xlink:type="simple" xlink:href="http://www.netlib.org/lapack/explore-html/d3/dfb/group__real_g_eeigen_ga7c33384acda01bd5c62e87213eb2f2f9.html#ga7c33384acda01bd5c62e87213eb2f2f9" text:style-name="Internet_20_link" text:visited-style-name="Visited_20_Internet_20_Link"><text:span text:style-name="T14">More...</text:span></text:a></text:p>
          </table:table-cell>
        </table:table-row>
        <table:table-row>
          <table:table-cell table:style-name="Table1.A2" table:number-columns-spanned="2" office:value-type="string">
            <text:p text:style-name="P31"> </text:p>
          </table:table-cell>
          <table:covered-table-cell/>
        </table:table-row>
        <table:table-row>
          <table:table-cell table:style-name="Table1.A1" office:value-type="string">
            <text:p text:style-name="P32">subroutine </text:p>
          </table:table-cell>
          <table:table-cell table:style-name="Table1.B1" office:value-type="string">
            <text:p text:style-name="Table_20_Contents"><text:a xlink:type="simple" xlink:href="http://www.netlib.org/lapack/explore-html/d3/dfb/group__real_g_eeigen_ga47ddf03d427ec3f9346253132c26cf96.html#ga47ddf03d427ec3f9346253132c26cf96" text:style-name="Internet_20_link" text:visited-style-name="Visited_20_Internet_20_Link"><text:span text:style-name="T14">sggevx</text:span></text:a><text:span text:style-name="T14"> (BALANC, JOBVL, JOBVR, SENSE, </text:span><text:a xlink:type="simple" xlink:href="http://www.netlib.org/lapack/explore-html/d7/d7c/example__user_8c_a0240ac851181b84ac374872dc5434ee4.html#a0240ac851181b84ac374872dc5434ee4" text:style-name="Internet_20_link" text:visited-style-name="Visited_20_Internet_20_Link"><text:span text:style-name="T14">N</text:span></text:a><text:span text:style-name="T14">, A, </text:span><text:a xlink:type="simple" xlink:href="http://www.netlib.org/lapack/explore-html/d7/d7c/example__user_8c_ae946da542ce0db94dced19b2ecefd1aa.html#ae946da542ce0db94dced19b2ecefd1aa" text:style-name="Internet_20_link" text:visited-style-name="Visited_20_Internet_20_Link"><text:span text:style-name="T14">LDA</text:span></text:a><text:span text:style-name="T14">, B, </text:span><text:a xlink:type="simple" xlink:href="http://www.netlib.org/lapack/explore-html/d7/d7c/example__user_8c_a50e90a7104df172b5a89a06c47fcca04.html#a50e90a7104df172b5a89a06c47fcca04" text:style-name="Internet_20_link" text:visited-style-name="Visited_20_Internet_20_Link"><text:span text:style-name="T14">LDB</text:span></text:a><text:span text:style-name="T14">, ALPHAR, ALPHAI, BETA, VL, LDVL, VR, LDVR, ILO, IHI, LSCALE, RSCALE, ABNRM, BBNRM, RCONDE, RCONDV, WORK, LWORK, IWORK, BWORK, INFO)</text:span></text:p>
          </table:table-cell>
        </table:table-row>
        <table:table-row>
          <table:table-cell table:style-name="Table1.A2" office:value-type="string">
            <text:p text:style-name="P31"> </text:p>
          </table:table-cell>
          <table:table-cell table:style-name="Table1.A2" office:value-type="string">
            <text:p text:style-name="Table_20_Contents"><text:span text:style-name="T14">SGGEVX computes the eigenvalues and, optionally, the left and/or right eigenvectors for GE matrices </text:span><text:a xlink:type="simple" xlink:href="http://www.netlib.org/lapack/explore-html/d3/dfb/group__real_g_eeigen_ga47ddf03d427ec3f9346253132c26cf96.html#ga47ddf03d427ec3f9346253132c26cf96" text:style-name="Internet_20_link" text:visited-style-name="Visited_20_Internet_20_Link"><text:span text:style-name="T14">More...</text:span></text:a></text:p>
          </table:table-cell>
        </table:table-row>
        <table:table-row>
          <table:table-cell table:style-name="Table1.A2" table:number-columns-spanned="2" office:value-type="string">
            <text:p text:style-name="Table_20_Contents"> </text:p>
          </table:table-cell>
          <table:covered-table-cell/>
        </table:table-row>
      </table:table>
      <text:p text:style-name="Text_20_body"><text:bookmark text:name="details"/>*** <text:span text:style-name="T22">Source: </text:span><text:a xlink:type="simple" xlink:href="http://www.netlib.org/lapack/explore-html/d3/dfb/group__real_g_eeigen.html" text:style-name="Internet_20_link" text:visited-style-name="Visited_20_Internet_20_Link"><text:span text:style-name="T22">http://www.netlib.org/lapack/explore-html/d3/dfb/group__real_g_eeigen.html</text:span></text:a></text:p>
      <text:p text:style-name="P10"><text:span text:style-name="T1">10. </text:span><text:span text:style-name="T28">Obtaining the eigenvalues of a complex Hermitian matrix:</text:span></text:p>
      <text:p text:style-name="P10"><text:span text:style-name="T1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4">subroutine </text:p>
          </table:table-cell>
          <table:table-cell table:style-name="Table2.B1" office:value-type="string">
            <text:p text:style-name="Table_20_Contents"><text:a xlink:type="simple" xlink:href="http://www.netlib.org/lapack/explore-html/d4/d8a/group__complex_g_eeigen_ga6116f4ac8725e779da5d28d3f858ad2f.html#ga6116f4ac8725e779da5d28d3f858ad2f" text:style-name="Internet_20_link" text:visited-style-name="Visited_20_Internet_20_Link"><text:span text:style-name="T23">cgees</text:span></text:a><text:span text:style-name="T23"> (JOBVS, SORT, SELECT, </text:span><text:a xlink:type="simple" xlink:href="http://www.netlib.org/lapack/explore-html/d7/d7c/example__user_8c_a0240ac851181b84ac374872dc5434ee4.html#a0240ac851181b84ac374872dc5434ee4" text:style-name="Internet_20_link" text:visited-style-name="Visited_20_Internet_20_Link"><text:span text:style-name="T23">N</text:span></text:a><text:span text:style-name="T23">, A, </text:span><text:a xlink:type="simple" xlink:href="http://www.netlib.org/lapack/explore-html/d7/d7c/example__user_8c_ae946da542ce0db94dced19b2ecefd1aa.html#ae946da542ce0db94dced19b2ecefd1aa" text:style-name="Internet_20_link" text:visited-style-name="Visited_20_Internet_20_Link"><text:span text:style-name="T23">LDA</text:span></text:a><text:span text:style-name="T23">, SDIM, W, VS, LDVS, WORK, LWORK, RWORK, BWORK, INFO)</text:span></text:p>
          </table:table-cell>
        </table:table-row>
        <table:table-row>
          <table:table-cell table:style-name="Table2.A2" office:value-type="string">
            <text:p text:style-name="P33"> </text:p>
          </table:table-cell>
          <table:table-cell table:style-name="Table2.A2" office:value-type="string">
            <text:p text:style-name="Table_20_Contents"><text:span text:style-name="T23">CGEES computes the eigenvalues, the Schur form, and, optionally, the matrix of Schur vectors for GE matrices </text:span><text:a xlink:type="simple" xlink:href="http://www.netlib.org/lapack/explore-html/d4/d8a/group__complex_g_eeigen_ga6116f4ac8725e779da5d28d3f858ad2f.html#ga6116f4ac8725e779da5d28d3f858ad2f" text:style-name="Internet_20_link" text:visited-style-name="Visited_20_Internet_20_Link"><text:span text:style-name="T23">More...</text:span></text:a></text:p>
          </table:table-cell>
        </table:table-row>
        <table:table-row>
          <table:table-cell table:style-name="Table2.A2" table:number-columns-spanned="2" office:value-type="string">
            <text:p text:style-name="P33"> </text:p>
          </table:table-cell>
          <table:covered-table-cell/>
        </table:table-row>
        <table:table-row>
          <table:table-cell table:style-name="Table2.A1" office:value-type="string">
            <text:p text:style-name="P34">subroutine </text:p>
          </table:table-cell>
          <table:table-cell table:style-name="Table2.B1" office:value-type="string">
            <text:p text:style-name="Table_20_Contents"><text:a xlink:type="simple" xlink:href="http://www.netlib.org/lapack/explore-html/d4/d8a/group__complex_g_eeigen_ga788eda36c325ae49831c608588adaa69.html#ga788eda36c325ae49831c608588adaa69" text:style-name="Internet_20_link" text:visited-style-name="Visited_20_Internet_20_Link"><text:span text:style-name="T23">cgeesx</text:span></text:a><text:span text:style-name="T23"> (JOBVS, SORT, SELECT, SENSE, </text:span><text:a xlink:type="simple" xlink:href="http://www.netlib.org/lapack/explore-html/d7/d7c/example__user_8c_a0240ac851181b84ac374872dc5434ee4.html#a0240ac851181b84ac374872dc5434ee4" text:style-name="Internet_20_link" text:visited-style-name="Visited_20_Internet_20_Link"><text:span text:style-name="T23">N</text:span></text:a><text:span text:style-name="T23">, A, </text:span><text:a xlink:type="simple" xlink:href="http://www.netlib.org/lapack/explore-html/d7/d7c/example__user_8c_ae946da542ce0db94dced19b2ecefd1aa.html#ae946da542ce0db94dced19b2ecefd1aa" text:style-name="Internet_20_link" text:visited-style-name="Visited_20_Internet_20_Link"><text:span text:style-name="T23">LDA</text:span></text:a><text:span text:style-name="T23">, SDIM, W, VS, LDVS, RCONDE, RCONDV, WORK, LWORK, RWORK, BWORK, INFO)</text:span></text:p>
          </table:table-cell>
        </table:table-row>
        <table:table-row>
          <table:table-cell table:style-name="Table2.A2" office:value-type="string">
            <text:p text:style-name="P33"> </text:p>
          </table:table-cell>
          <table:table-cell table:style-name="Table2.A2" office:value-type="string">
            <text:p text:style-name="Table_20_Contents"><text:span text:style-name="T23">CGEESX computes the eigenvalues, the Schur form, and, optionally, the matrix of Schur vectors for GE matrices </text:span><text:a xlink:type="simple" xlink:href="http://www.netlib.org/lapack/explore-html/d4/d8a/group__complex_g_eeigen_ga788eda36c325ae49831c608588adaa69.html#ga788eda36c325ae49831c608588adaa69" text:style-name="Internet_20_link" text:visited-style-name="Visited_20_Internet_20_Link"><text:span text:style-name="T23">More...</text:span></text:a></text:p>
          </table:table-cell>
        </table:table-row>
        <table:table-row>
          <table:table-cell table:style-name="Table2.A2" table:number-columns-spanned="2" office:value-type="string">
            <text:p text:style-name="P33"> </text:p>
          </table:table-cell>
          <table:covered-table-cell/>
        </table:table-row>
        <table:table-row>
          <table:table-cell table:style-name="Table2.A1" office:value-type="string">
            <text:p text:style-name="P34">subroutine </text:p>
          </table:table-cell>
          <table:table-cell table:style-name="Table2.B1" office:value-type="string">
            <text:p text:style-name="Table_20_Contents"><text:a xlink:type="simple" xlink:href="http://www.netlib.org/lapack/explore-html/d4/d8a/group__complex_g_eeigen_ga175ced0ce627161ef2f052fc7ceabe5e.html#ga175ced0ce627161ef2f052fc7ceabe5e" text:style-name="Internet_20_link" text:visited-style-name="Visited_20_Internet_20_Link"><text:span text:style-name="T23">cgeev</text:span></text:a><text:span text:style-name="T23"> (JOBVL, JOBVR, </text:span><text:a xlink:type="simple" xlink:href="http://www.netlib.org/lapack/explore-html/d7/d7c/example__user_8c_a0240ac851181b84ac374872dc5434ee4.html#a0240ac851181b84ac374872dc5434ee4" text:style-name="Internet_20_link" text:visited-style-name="Visited_20_Internet_20_Link"><text:span text:style-name="T23">N</text:span></text:a><text:span text:style-name="T23">, A, </text:span><text:a xlink:type="simple" xlink:href="http://www.netlib.org/lapack/explore-html/d7/d7c/example__user_8c_ae946da542ce0db94dced19b2ecefd1aa.html#ae946da542ce0db94dced19b2ecefd1aa" text:style-name="Internet_20_link" text:visited-style-name="Visited_20_Internet_20_Link"><text:span text:style-name="T23">LDA</text:span></text:a><text:span text:style-name="T23">, W, VL, LDVL, VR, LDVR, WORK, LWORK, RWORK, </text:span><text:soft-page-break/><text:span text:style-name="T23">INFO)</text:span></text:p>
          </table:table-cell>
        </table:table-row>
        <table:table-row>
          <table:table-cell table:style-name="Table2.A2" office:value-type="string">
            <text:p text:style-name="P33"> </text:p>
          </table:table-cell>
          <table:table-cell table:style-name="Table2.A2" office:value-type="string">
            <text:p text:style-name="Table_20_Contents"><text:span text:style-name="T23">CGEEV computes the eigenvalues and, optionally, the left and/or right eigenvectors for GE matrices </text:span><text:a xlink:type="simple" xlink:href="http://www.netlib.org/lapack/explore-html/d4/d8a/group__complex_g_eeigen_ga175ced0ce627161ef2f052fc7ceabe5e.html#ga175ced0ce627161ef2f052fc7ceabe5e" text:style-name="Internet_20_link" text:visited-style-name="Visited_20_Internet_20_Link"><text:span text:style-name="T23">More...</text:span></text:a></text:p>
          </table:table-cell>
        </table:table-row>
        <table:table-row>
          <table:table-cell table:style-name="Table2.A2" table:number-columns-spanned="2" office:value-type="string">
            <text:p text:style-name="P33"> </text:p>
          </table:table-cell>
          <table:covered-table-cell/>
        </table:table-row>
        <table:table-row>
          <table:table-cell table:style-name="Table2.A1" office:value-type="string">
            <text:p text:style-name="P34">subroutine </text:p>
          </table:table-cell>
          <table:table-cell table:style-name="Table2.B1" office:value-type="string">
            <text:p text:style-name="Table_20_Contents"><text:a xlink:type="simple" xlink:href="http://www.netlib.org/lapack/explore-html/d4/d8a/group__complex_g_eeigen_ga397ffbf0007d6b72f4639379df27ae53.html#ga397ffbf0007d6b72f4639379df27ae53" text:style-name="Internet_20_link" text:visited-style-name="Visited_20_Internet_20_Link"><text:span text:style-name="T23">cgeevx</text:span></text:a><text:span text:style-name="T23"> (BALANC, JOBVL, JOBVR, SENSE, </text:span><text:a xlink:type="simple" xlink:href="http://www.netlib.org/lapack/explore-html/d7/d7c/example__user_8c_a0240ac851181b84ac374872dc5434ee4.html#a0240ac851181b84ac374872dc5434ee4" text:style-name="Internet_20_link" text:visited-style-name="Visited_20_Internet_20_Link"><text:span text:style-name="T23">N</text:span></text:a><text:span text:style-name="T23">, A, </text:span><text:a xlink:type="simple" xlink:href="http://www.netlib.org/lapack/explore-html/d7/d7c/example__user_8c_ae946da542ce0db94dced19b2ecefd1aa.html#ae946da542ce0db94dced19b2ecefd1aa" text:style-name="Internet_20_link" text:visited-style-name="Visited_20_Internet_20_Link"><text:span text:style-name="T23">LDA</text:span></text:a><text:span text:style-name="T23">, W, VL, LDVL, VR, LDVR, ILO, IHI, SCALE, ABNRM, RCONDE, RCONDV, WORK, LWORK, RWORK, INFO)</text:span></text:p>
          </table:table-cell>
        </table:table-row>
        <table:table-row>
          <table:table-cell table:style-name="Table2.A2" office:value-type="string">
            <text:p text:style-name="P33"> </text:p>
          </table:table-cell>
          <table:table-cell table:style-name="Table2.A2" office:value-type="string">
            <text:p text:style-name="Table_20_Contents"><text:span text:style-name="T23">CGEEVX computes the eigenvalues and, optionally, the left and/or right eigenvectors for GE matrices </text:span><text:a xlink:type="simple" xlink:href="http://www.netlib.org/lapack/explore-html/d4/d8a/group__complex_g_eeigen_ga397ffbf0007d6b72f4639379df27ae53.html#ga397ffbf0007d6b72f4639379df27ae53" text:style-name="Internet_20_link" text:visited-style-name="Visited_20_Internet_20_Link"><text:span text:style-name="T23">More...</text:span></text:a></text:p>
          </table:table-cell>
        </table:table-row>
        <table:table-row>
          <table:table-cell table:style-name="Table2.A2" table:number-columns-spanned="2" office:value-type="string">
            <text:p text:style-name="P33"> </text:p>
          </table:table-cell>
          <table:covered-table-cell/>
        </table:table-row>
        <table:table-row>
          <table:table-cell table:style-name="Table2.A1" office:value-type="string">
            <text:p text:style-name="P34">subroutine </text:p>
          </table:table-cell>
          <table:table-cell table:style-name="Table2.B1" office:value-type="string">
            <text:p text:style-name="Table_20_Contents"><text:a xlink:type="simple" xlink:href="http://www.netlib.org/lapack/explore-html/d4/d8a/group__complex_g_eeigen_gaead5d7a4df1e51d7f25d9540acc596e8.html#gaead5d7a4df1e51d7f25d9540acc596e8" text:style-name="Internet_20_link" text:visited-style-name="Visited_20_Internet_20_Link"><text:span text:style-name="T23">cgges</text:span></text:a><text:span text:style-name="T23"> (JOBVSL, JOBVSR, SORT, SELCTG, </text:span><text:a xlink:type="simple" xlink:href="http://www.netlib.org/lapack/explore-html/d7/d7c/example__user_8c_a0240ac851181b84ac374872dc5434ee4.html#a0240ac851181b84ac374872dc5434ee4" text:style-name="Internet_20_link" text:visited-style-name="Visited_20_Internet_20_Link"><text:span text:style-name="T23">N</text:span></text:a><text:span text:style-name="T23">, A, </text:span><text:a xlink:type="simple" xlink:href="http://www.netlib.org/lapack/explore-html/d7/d7c/example__user_8c_ae946da542ce0db94dced19b2ecefd1aa.html#ae946da542ce0db94dced19b2ecefd1aa" text:style-name="Internet_20_link" text:visited-style-name="Visited_20_Internet_20_Link"><text:span text:style-name="T23">LDA</text:span></text:a><text:span text:style-name="T23">, B, </text:span><text:a xlink:type="simple" xlink:href="http://www.netlib.org/lapack/explore-html/d7/d7c/example__user_8c_a50e90a7104df172b5a89a06c47fcca04.html#a50e90a7104df172b5a89a06c47fcca04" text:style-name="Internet_20_link" text:visited-style-name="Visited_20_Internet_20_Link"><text:span text:style-name="T23">LDB</text:span></text:a><text:span text:style-name="T23">, SDIM, ALPHA, BETA, VSL, LDVSL, VSR, LDVSR, WORK, LWORK, RWORK, BWORK, INFO)</text:span></text:p>
          </table:table-cell>
        </table:table-row>
        <table:table-row>
          <table:table-cell table:style-name="Table2.A2" office:value-type="string">
            <text:p text:style-name="P33"> </text:p>
          </table:table-cell>
          <table:table-cell table:style-name="Table2.A2" office:value-type="string">
            <text:p text:style-name="Table_20_Contents"><text:span text:style-name="T23">CGGES computes the eigenvalues, the Schur form, and, optionally, the matrix of Schur vectors for GE matrices </text:span><text:a xlink:type="simple" xlink:href="http://www.netlib.org/lapack/explore-html/d4/d8a/group__complex_g_eeigen_gaead5d7a4df1e51d7f25d9540acc596e8.html#gaead5d7a4df1e51d7f25d9540acc596e8" text:style-name="Internet_20_link" text:visited-style-name="Visited_20_Internet_20_Link"><text:span text:style-name="T23">More...</text:span></text:a></text:p>
          </table:table-cell>
        </table:table-row>
        <table:table-row>
          <table:table-cell table:style-name="Table2.A2" table:number-columns-spanned="2" office:value-type="string">
            <text:p text:style-name="P33"> </text:p>
          </table:table-cell>
          <table:covered-table-cell/>
        </table:table-row>
        <table:table-row>
          <table:table-cell table:style-name="Table2.A1" office:value-type="string">
            <text:p text:style-name="P34">subroutine </text:p>
          </table:table-cell>
          <table:table-cell table:style-name="Table2.B1" office:value-type="string">
            <text:p text:style-name="Table_20_Contents"><text:a xlink:type="simple" xlink:href="http://www.netlib.org/lapack/explore-html/d4/d8a/group__complex_g_eeigen_ga3dc709a1dd02201ad3cf186a12f518b7.html#ga3dc709a1dd02201ad3cf186a12f518b7" text:style-name="Internet_20_link" text:visited-style-name="Visited_20_Internet_20_Link"><text:span text:style-name="T23">cgges3</text:span></text:a><text:span text:style-name="T23"> (JOBVSL, JOBVSR, SORT, SELCTG, </text:span><text:a xlink:type="simple" xlink:href="http://www.netlib.org/lapack/explore-html/d7/d7c/example__user_8c_a0240ac851181b84ac374872dc5434ee4.html#a0240ac851181b84ac374872dc5434ee4" text:style-name="Internet_20_link" text:visited-style-name="Visited_20_Internet_20_Link"><text:span text:style-name="T23">N</text:span></text:a><text:span text:style-name="T23">, A, </text:span><text:a xlink:type="simple" xlink:href="http://www.netlib.org/lapack/explore-html/d7/d7c/example__user_8c_ae946da542ce0db94dced19b2ecefd1aa.html#ae946da542ce0db94dced19b2ecefd1aa" text:style-name="Internet_20_link" text:visited-style-name="Visited_20_Internet_20_Link"><text:span text:style-name="T23">LDA</text:span></text:a><text:span text:style-name="T23">, B, </text:span><text:a xlink:type="simple" xlink:href="http://www.netlib.org/lapack/explore-html/d7/d7c/example__user_8c_a50e90a7104df172b5a89a06c47fcca04.html#a50e90a7104df172b5a89a06c47fcca04" text:style-name="Internet_20_link" text:visited-style-name="Visited_20_Internet_20_Link"><text:span text:style-name="T23">LDB</text:span></text:a><text:span text:style-name="T23">, SDIM, ALPHA, BETA, VSL, LDVSL, VSR, LDVSR, WORK, LWORK, RWORK, BWORK, INFO)</text:span></text:p>
          </table:table-cell>
        </table:table-row>
        <table:table-row>
          <table:table-cell table:style-name="Table2.A2" office:value-type="string">
            <text:p text:style-name="P33"> </text:p>
          </table:table-cell>
          <table:table-cell table:style-name="Table2.A2" office:value-type="string">
            <text:p text:style-name="Table_20_Contents"><text:span text:style-name="T23">CGGES3 computes the eigenvalues, the Schur form, and, optionally, the matrix of Schur vectors for GE matrices (blocked algorithm) </text:span><text:a xlink:type="simple" xlink:href="http://www.netlib.org/lapack/explore-html/d4/d8a/group__complex_g_eeigen_ga3dc709a1dd02201ad3cf186a12f518b7.html#ga3dc709a1dd02201ad3cf186a12f518b7" text:style-name="Internet_20_link" text:visited-style-name="Visited_20_Internet_20_Link"><text:span text:style-name="T23">More...</text:span></text:a></text:p>
          </table:table-cell>
        </table:table-row>
        <table:table-row>
          <table:table-cell table:style-name="Table2.A2" table:number-columns-spanned="2" office:value-type="string">
            <text:p text:style-name="P33"> </text:p>
          </table:table-cell>
          <table:covered-table-cell/>
        </table:table-row>
        <table:table-row>
          <table:table-cell table:style-name="Table2.A1" office:value-type="string">
            <text:p text:style-name="P34">subroutine </text:p>
          </table:table-cell>
          <table:table-cell table:style-name="Table2.B1" office:value-type="string">
            <text:p text:style-name="Table_20_Contents"><text:a xlink:type="simple" xlink:href="http://www.netlib.org/lapack/explore-html/d4/d8a/group__complex_g_eeigen_gad4e74f32b6e12e11517fc3884ffcc87d.html#gad4e74f32b6e12e11517fc3884ffcc87d" text:style-name="Internet_20_link" text:visited-style-name="Visited_20_Internet_20_Link"><text:span text:style-name="T23">cggesx</text:span></text:a><text:span text:style-name="T23"> (JOBVSL, JOBVSR, SORT, SELCTG, SENSE, </text:span><text:a xlink:type="simple" xlink:href="http://www.netlib.org/lapack/explore-html/d7/d7c/example__user_8c_a0240ac851181b84ac374872dc5434ee4.html#a0240ac851181b84ac374872dc5434ee4" text:style-name="Internet_20_link" text:visited-style-name="Visited_20_Internet_20_Link"><text:span text:style-name="T23">N</text:span></text:a><text:span text:style-name="T23">, A, </text:span><text:a xlink:type="simple" xlink:href="http://www.netlib.org/lapack/explore-html/d7/d7c/example__user_8c_ae946da542ce0db94dced19b2ecefd1aa.html#ae946da542ce0db94dced19b2ecefd1aa" text:style-name="Internet_20_link" text:visited-style-name="Visited_20_Internet_20_Link"><text:span text:style-name="T23">LDA</text:span></text:a><text:span text:style-name="T23">, B, </text:span><text:a xlink:type="simple" xlink:href="http://www.netlib.org/lapack/explore-html/d7/d7c/example__user_8c_a50e90a7104df172b5a89a06c47fcca04.html#a50e90a7104df172b5a89a06c47fcca04" text:style-name="Internet_20_link" text:visited-style-name="Visited_20_Internet_20_Link"><text:span text:style-name="T23">LDB</text:span></text:a><text:span text:style-name="T23">, SDIM, ALPHA, BETA, VSL, LDVSL, VSR, LDVSR, RCONDE, RCONDV, WORK, LWORK, RWORK, IWORK, LIWORK, BWORK, INFO)</text:span></text:p>
          </table:table-cell>
        </table:table-row>
        <table:table-row>
          <table:table-cell table:style-name="Table2.A2" office:value-type="string">
            <text:p text:style-name="P33"> </text:p>
          </table:table-cell>
          <table:table-cell table:style-name="Table2.A2" office:value-type="string">
            <text:p text:style-name="Table_20_Contents"><text:span text:style-name="T23">CGGESX computes the eigenvalues, the Schur form, and, optionally, the matrix of Schur vectors for GE matrices </text:span><text:a xlink:type="simple" xlink:href="http://www.netlib.org/lapack/explore-html/d4/d8a/group__complex_g_eeigen_gad4e74f32b6e12e11517fc3884ffcc87d.html#gad4e74f32b6e12e11517fc3884ffcc87d" text:style-name="Internet_20_link" text:visited-style-name="Visited_20_Internet_20_Link"><text:span text:style-name="T23">More...</text:span></text:a></text:p>
          </table:table-cell>
        </table:table-row>
        <table:table-row>
          <table:table-cell table:style-name="Table2.A2" table:number-columns-spanned="2" office:value-type="string">
            <text:p text:style-name="P33"> </text:p>
          </table:table-cell>
          <table:covered-table-cell/>
        </table:table-row>
        <table:table-row>
          <table:table-cell table:style-name="Table2.A1" office:value-type="string">
            <text:p text:style-name="P34">subroutine </text:p>
          </table:table-cell>
          <table:table-cell table:style-name="Table2.B1" office:value-type="string">
            <text:p text:style-name="Table_20_Contents"><text:a xlink:type="simple" xlink:href="http://www.netlib.org/lapack/explore-html/d4/d8a/group__complex_g_eeigen_ga791495feb4709cb91cf39a996a5e3f5a.html#ga791495feb4709cb91cf39a996a5e3f5a" text:style-name="Internet_20_link" text:visited-style-name="Visited_20_Internet_20_Link"><text:span text:style-name="T23">cggev</text:span></text:a><text:span text:style-name="T23"> (JOBVL, JOBVR, </text:span><text:a xlink:type="simple" xlink:href="http://www.netlib.org/lapack/explore-html/d7/d7c/example__user_8c_a0240ac851181b84ac374872dc5434ee4.html#a0240ac851181b84ac374872dc5434ee4" text:style-name="Internet_20_link" text:visited-style-name="Visited_20_Internet_20_Link"><text:span text:style-name="T23">N</text:span></text:a><text:span text:style-name="T23">, A, </text:span><text:a xlink:type="simple" xlink:href="http://www.netlib.org/lapack/explore-html/d7/d7c/example__user_8c_ae946da542ce0db94dced19b2ecefd1aa.html#ae946da542ce0db94dced19b2ecefd1aa" text:style-name="Internet_20_link" text:visited-style-name="Visited_20_Internet_20_Link"><text:span text:style-name="T23">LDA</text:span></text:a><text:span text:style-name="T23">, B, </text:span><text:a xlink:type="simple" xlink:href="http://www.netlib.org/lapack/explore-html/d7/d7c/example__user_8c_a50e90a7104df172b5a89a06c47fcca04.html#a50e90a7104df172b5a89a06c47fcca04" text:style-name="Internet_20_link" text:visited-style-name="Visited_20_Internet_20_Link"><text:span text:style-name="T23">LDB</text:span></text:a><text:span text:style-name="T23">, ALPHA, BETA, VL, LDVL, VR, LDVR, WORK, LWORK, RWORK, INFO)</text:span></text:p>
          </table:table-cell>
        </table:table-row>
        <table:table-row>
          <table:table-cell table:style-name="Table2.A2" office:value-type="string">
            <text:p text:style-name="P33"> </text:p>
          </table:table-cell>
          <table:table-cell table:style-name="Table2.A2" office:value-type="string">
            <text:p text:style-name="Table_20_Contents"><text:span text:style-name="T23">CGGEV computes the eigenvalues and, optionally, the left and/or right eigenvectors for GE matrices </text:span><text:a xlink:type="simple" xlink:href="http://www.netlib.org/lapack/explore-html/d4/d8a/group__complex_g_eeigen_ga791495feb4709cb91cf39a996a5e3f5a.html#ga791495feb4709cb91cf39a996a5e3f5a" text:style-name="Internet_20_link" text:visited-style-name="Visited_20_Internet_20_Link"><text:span text:style-name="T23">More...</text:span></text:a></text:p>
          </table:table-cell>
        </table:table-row>
        <table:table-row>
          <table:table-cell table:style-name="Table2.A2" table:number-columns-spanned="2" office:value-type="string">
            <text:p text:style-name="P33"> </text:p>
          </table:table-cell>
          <table:covered-table-cell/>
        </table:table-row>
        <table:table-row>
          <table:table-cell table:style-name="Table2.A1" office:value-type="string">
            <text:p text:style-name="P34">subroutine </text:p>
          </table:table-cell>
          <table:table-cell table:style-name="Table2.B1" office:value-type="string">
            <text:p text:style-name="Table_20_Contents"><text:a xlink:type="simple" xlink:href="http://www.netlib.org/lapack/explore-html/d4/d8a/group__complex_g_eeigen_ga2ed47545cc304bb0d7d5d50db826442a.html#ga2ed47545cc304bb0d7d5d50db826442a" text:style-name="Internet_20_link" text:visited-style-name="Visited_20_Internet_20_Link"><text:span text:style-name="T23">cggev3</text:span></text:a><text:span text:style-name="T23"> (JOBVL, JOBVR, </text:span><text:a xlink:type="simple" xlink:href="http://www.netlib.org/lapack/explore-html/d7/d7c/example__user_8c_a0240ac851181b84ac374872dc5434ee4.html#a0240ac851181b84ac374872dc5434ee4" text:style-name="Internet_20_link" text:visited-style-name="Visited_20_Internet_20_Link"><text:span text:style-name="T23">N</text:span></text:a><text:span text:style-name="T23">, A, </text:span><text:a xlink:type="simple" xlink:href="http://www.netlib.org/lapack/explore-html/d7/d7c/example__user_8c_ae946da542ce0db94dced19b2ecefd1aa.html#ae946da542ce0db94dced19b2ecefd1aa" text:style-name="Internet_20_link" text:visited-style-name="Visited_20_Internet_20_Link"><text:span text:style-name="T23">LDA</text:span></text:a><text:span text:style-name="T23">, B, </text:span><text:a xlink:type="simple" xlink:href="http://www.netlib.org/lapack/explore-html/d7/d7c/example__user_8c_a50e90a7104df172b5a89a06c47fcca04.html#a50e90a7104df172b5a89a06c47fcca04" text:style-name="Internet_20_link" text:visited-style-name="Visited_20_Internet_20_Link"><text:span text:style-name="T23">LDB</text:span></text:a><text:span text:style-name="T23">, ALPHA, BETA, VL, LDVL, VR, LDVR, WORK, LWORK, RWORK, INFO)</text:span></text:p>
          </table:table-cell>
        </table:table-row>
        <table:table-row>
          <table:table-cell table:style-name="Table2.A2" office:value-type="string">
            <text:p text:style-name="P33"> </text:p>
          </table:table-cell>
          <table:table-cell table:style-name="Table2.A2" office:value-type="string">
            <text:p text:style-name="Table_20_Contents"><text:span text:style-name="T23">CGGEV3 computes the eigenvalues and, optionally, the left and/or right eigenvectors for GE matrices (blocked algorithm) </text:span><text:a xlink:type="simple" xlink:href="http://www.netlib.org/lapack/explore-html/d4/d8a/group__complex_g_eeigen_ga2ed47545cc304bb0d7d5d50db826442a.html#ga2ed47545cc304bb0d7d5d50db826442a" text:style-name="Internet_20_link" text:visited-style-name="Visited_20_Internet_20_Link"><text:span text:style-name="T23">More...</text:span></text:a></text:p>
          </table:table-cell>
        </table:table-row>
        <table:table-row>
          <table:table-cell table:style-name="Table2.A2" table:number-columns-spanned="2" office:value-type="string">
            <text:p text:style-name="P33"> </text:p>
          </table:table-cell>
          <table:covered-table-cell/>
        </table:table-row>
        <table:table-row>
          <table:table-cell table:style-name="Table2.A1" office:value-type="string">
            <text:p text:style-name="P34">subroutine </text:p>
          </table:table-cell>
          <table:table-cell table:style-name="Table2.B1" office:value-type="string">
            <text:p text:style-name="Table_20_Contents"><text:a xlink:type="simple" xlink:href="http://www.netlib.org/lapack/explore-html/d4/d8a/group__complex_g_eeigen_gad681a6edd407ef1e9ac9b6ee92ddbee3.html#gad681a6edd407ef1e9ac9b6ee92ddbee3" text:style-name="Internet_20_link" text:visited-style-name="Visited_20_Internet_20_Link"><text:span text:style-name="T23">cggevx</text:span></text:a><text:span text:style-name="T23"> (BALANC, JOBVL, JOBVR, SENSE, </text:span><text:a xlink:type="simple" xlink:href="http://www.netlib.org/lapack/explore-html/d7/d7c/example__user_8c_a0240ac851181b84ac374872dc5434ee4.html#a0240ac851181b84ac374872dc5434ee4" text:style-name="Internet_20_link" text:visited-style-name="Visited_20_Internet_20_Link"><text:span text:style-name="T23">N</text:span></text:a><text:span text:style-name="T23">, A, </text:span><text:a xlink:type="simple" xlink:href="http://www.netlib.org/lapack/explore-html/d7/d7c/example__user_8c_ae946da542ce0db94dced19b2ecefd1aa.html#ae946da542ce0db94dced19b2ecefd1aa" text:style-name="Internet_20_link" text:visited-style-name="Visited_20_Internet_20_Link"><text:span text:style-name="T23">LDA</text:span></text:a><text:span text:style-name="T23">, B, </text:span><text:a xlink:type="simple" xlink:href="http://www.netlib.org/lapack/explore-html/d7/d7c/example__user_8c_a50e90a7104df172b5a89a06c47fcca04.html#a50e90a7104df172b5a89a06c47fcca04" text:style-name="Internet_20_link" text:visited-style-name="Visited_20_Internet_20_Link"><text:span text:style-name="T23">LDB</text:span></text:a><text:span text:style-name="T23">, ALPHA, BETA, VL, LDVL, VR, LDVR, ILO, IHI, LSCALE, RSCALE, ABNRM, BBNRM, RCONDE, RCONDV, WORK, LWORK, RWORK, IWORK, BWORK, INFO)</text:span></text:p>
          </table:table-cell>
        </table:table-row>
        <table:table-row>
          <table:table-cell table:style-name="Table2.A2" office:value-type="string">
            <text:p text:style-name="P33"> </text:p>
          </table:table-cell>
          <table:table-cell table:style-name="Table2.A2" office:value-type="string">
            <text:p text:style-name="Table_20_Contents"><text:span text:style-name="T23">CGGEVX computes the eigenvalues and, optionally, the left and/or right eigenvectors for GE matrices </text:span><text:a xlink:type="simple" xlink:href="http://www.netlib.org/lapack/explore-html/d4/d8a/group__complex_g_eeigen_gad681a6edd407ef1e9ac9b6ee92ddbee3.html#gad681a6edd407ef1e9ac9b6ee92ddbee3" text:style-name="Internet_20_link" text:visited-style-name="Visited_20_Internet_20_Link"><text:span text:style-name="T23">More...</text:span></text:a></text:p>
          </table:table-cell>
        </table:table-row>
        <table:table-row>
          <table:table-cell table:style-name="Table2.A2" table:number-columns-spanned="2" office:value-type="string">
            <text:p text:style-name="P33"> </text:p>
          </table:table-cell>
          <table:covered-table-cell/>
        </table:table-row>
        <table:table-row>
          <table:table-cell table:style-name="Table2.A1" office:value-type="string">
            <text:p text:style-name="P34">subroutine </text:p>
          </table:table-cell>
          <table:table-cell table:style-name="Table2.B1" office:value-type="string">
            <text:p text:style-name="Table_20_Contents"><text:a xlink:type="simple" xlink:href="http://www.netlib.org/lapack/explore-html/d4/d8a/group__complex_g_eeigen_ga3b808d00232e0291ef72b774c371638b.html#ga3b808d00232e0291ef72b774c371638b" text:style-name="Internet_20_link" text:visited-style-name="Visited_20_Internet_20_Link"><text:span text:style-name="T23">cgegs</text:span></text:a><text:span text:style-name="T23"> (JOBVSL, JOBVSR, </text:span><text:a xlink:type="simple" xlink:href="http://www.netlib.org/lapack/explore-html/d7/d7c/example__user_8c_a0240ac851181b84ac374872dc5434ee4.html#a0240ac851181b84ac374872dc5434ee4" text:style-name="Internet_20_link" text:visited-style-name="Visited_20_Internet_20_Link"><text:span text:style-name="T23">N</text:span></text:a><text:span text:style-name="T23">, A, </text:span><text:a xlink:type="simple" xlink:href="http://www.netlib.org/lapack/explore-html/d7/d7c/example__user_8c_ae946da542ce0db94dced19b2ecefd1aa.html#ae946da542ce0db94dced19b2ecefd1aa" text:style-name="Internet_20_link" text:visited-style-name="Visited_20_Internet_20_Link"><text:span text:style-name="T23">LDA</text:span></text:a><text:span text:style-name="T23">, B, </text:span><text:a xlink:type="simple" xlink:href="http://www.netlib.org/lapack/explore-html/d7/d7c/example__user_8c_a50e90a7104df172b5a89a06c47fcca04.html#a50e90a7104df172b5a89a06c47fcca04" text:style-name="Internet_20_link" text:visited-style-name="Visited_20_Internet_20_Link"><text:span text:style-name="T23">LDB</text:span></text:a><text:span text:style-name="T23">, ALPHA, BETA, VSL, LDVSL, VSR, LDVSR, WORK, LWORK, RWORK, INFO)</text:span></text:p>
          </table:table-cell>
        </table:table-row>
        <table:table-row>
          <table:table-cell table:style-name="Table2.A2" office:value-type="string">
            <text:p text:style-name="P33"> </text:p>
          </table:table-cell>
          <table:table-cell table:style-name="Table2.A2" office:value-type="string">
            <text:p text:style-name="Table_20_Contents"><text:span text:style-name="T23">CGEEVX computes the eigenvalues and, optionally, the left and/or right eigenvectors for GE matrices </text:span><text:a xlink:type="simple" xlink:href="http://www.netlib.org/lapack/explore-html/d4/d8a/group__complex_g_eeigen_ga3b808d00232e0291ef72b774c371638b.html#ga3b808d00232e0291ef72b774c371638b" text:style-name="Internet_20_link" text:visited-style-name="Visited_20_Internet_20_Link"><text:span text:style-name="T23">More...</text:span></text:a></text:p>
          </table:table-cell>
        </table:table-row>
        <table:table-row>
          <table:table-cell table:style-name="Table2.A2" table:number-columns-spanned="2" office:value-type="string">
            <text:p text:style-name="P33"> </text:p>
          </table:table-cell>
          <table:covered-table-cell/>
        </table:table-row>
        <table:table-row>
          <table:table-cell table:style-name="Table2.A1" office:value-type="string">
            <text:p text:style-name="P34">subroutine </text:p>
          </table:table-cell>
          <table:table-cell table:style-name="Table2.B1" office:value-type="string">
            <text:p text:style-name="Table_20_Contents"><text:a xlink:type="simple" xlink:href="http://www.netlib.org/lapack/explore-html/d4/d8a/group__complex_g_eeigen_ga193cdd210dd5b0451503fddee82947e1.html#ga193cdd210dd5b0451503fddee82947e1" text:style-name="Internet_20_link" text:visited-style-name="Visited_20_Internet_20_Link"><text:span text:style-name="T23">cgegv</text:span></text:a><text:span text:style-name="T23"> (JOBVL, JOBVR, </text:span><text:a xlink:type="simple" xlink:href="http://www.netlib.org/lapack/explore-html/d7/d7c/example__user_8c_a0240ac851181b84ac374872dc5434ee4.html#a0240ac851181b84ac374872dc5434ee4" text:style-name="Internet_20_link" text:visited-style-name="Visited_20_Internet_20_Link"><text:span text:style-name="T23">N</text:span></text:a><text:span text:style-name="T23">, A, </text:span><text:a xlink:type="simple" xlink:href="http://www.netlib.org/lapack/explore-html/d7/d7c/example__user_8c_ae946da542ce0db94dced19b2ecefd1aa.html#ae946da542ce0db94dced19b2ecefd1aa" text:style-name="Internet_20_link" text:visited-style-name="Visited_20_Internet_20_Link"><text:span text:style-name="T23">LDA</text:span></text:a><text:span text:style-name="T23">, B, </text:span><text:a xlink:type="simple" xlink:href="http://www.netlib.org/lapack/explore-html/d7/d7c/example__user_8c_a50e90a7104df172b5a89a06c47fcca04.html#a50e90a7104df172b5a89a06c47fcca04" text:style-name="Internet_20_link" text:visited-style-name="Visited_20_Internet_20_Link"><text:span text:style-name="T23">LDB</text:span></text:a><text:span text:style-name="T23">, ALPHA, BETA, VL, LDVL, VR, LDVR, WORK, LWORK, RWORK, INFO)</text:span></text:p>
          </table:table-cell>
        </table:table-row>
        <table:table-row>
          <table:table-cell table:style-name="Table2.A2" office:value-type="string">
            <text:p text:style-name="P33"> </text:p>
          </table:table-cell>
          <table:table-cell table:style-name="Table2.A2" office:value-type="string">
            <text:p text:style-name="Table_20_Contents"><text:span text:style-name="T23">CGEEVX computes the eigenvalues and, optionally, the left and/or right eigenvectors for GE matrices </text:span><text:a xlink:type="simple" xlink:href="http://www.netlib.org/lapack/explore-html/d4/d8a/group__complex_g_eeigen_ga193cdd210dd5b0451503fddee82947e1.html#ga193cdd210dd5b0451503fddee82947e1" text:style-name="Internet_20_link" text:visited-style-name="Visited_20_Internet_20_Link"><text:span text:style-name="T23">More...</text:span></text:a></text:p>
          </table:table-cell>
        </table:table-row>
        <table:table-row>
          <table:table-cell table:style-name="Table2.A2" table:number-columns-spanned="2" office:value-type="string">
            <text:p text:style-name="Table_20_Contents"> </text:p>
          </table:table-cell>
          <table:covered-table-cell/>
        </table:table-row>
      </table:table>
      <text:p text:style-name="Text_20_body"><text:bookmark text:name="details2"/><text:bookmark text:name="details1"/><text:span text:style-name="T1"/></text:p>
      <text:p text:style-name="P24"><text:soft-page-break/>***<text:span text:style-name="T26">SOURCE: <text:s text:c="3"/></text:span><text:a xlink:type="simple" xlink:href="http://www.netlib.org/lapack/explore-html/d4/d8a/group__complex_g_eeigen.html" text:style-name="Internet_20_link" text:visited-style-name="Visited_20_Internet_20_Link"><text:span text:style-name="T26">http://www.netlib.org/lapack/explore-html/d4/d8a/group__complex_g_eeigen.html</text:span></text:a></text:p>
      <text:p text:style-name="P24"/>
      <text:p text:style-name="P10">11. <text:span text:style-name="T28">Obtaining the eigenvalues of a general real or complex n × n matrix:</text:span></text:p>
      <text:p text:style-name="P10"><text:span text:style-name="T1"><text:tab/></text:span><text:span text:style-name="T25">I am not sure about this answer. It was given that these are for complex 16 matrix. Now all real matrices are some reduced complex matrices. But this will work for a large no of cases... 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2">subroutine </text:p>
          </table:table-cell>
          <table:table-cell table:style-name="Table4.B1" office:value-type="string">
            <text:p text:style-name="Table_20_Contents"><text:a xlink:type="simple" xlink:href="http://www.netlib.org/lapack/explore-html/db/d55/group__complex16_g_eeigen_gad43ce2e0f0453844b8ff88c5dfe30b13.html#gad43ce2e0f0453844b8ff88c5dfe30b13" text:style-name="Internet_20_link" text:visited-style-name="Visited_20_Internet_20_Link"><text:span text:style-name="T14">zgegs</text:span></text:a><text:span text:style-name="T14"> (JOBVSL, JOBVSR, </text:span><text:a xlink:type="simple" xlink:href="http://www.netlib.org/lapack/explore-html/d7/d7c/example__user_8c_a0240ac851181b84ac374872dc5434ee4.html#a0240ac851181b84ac374872dc5434ee4" text:style-name="Internet_20_link" text:visited-style-name="Visited_20_Internet_20_Link"><text:span text:style-name="T14">N</text:span></text:a><text:span text:style-name="T14">, A, </text:span><text:a xlink:type="simple" xlink:href="http://www.netlib.org/lapack/explore-html/d7/d7c/example__user_8c_ae946da542ce0db94dced19b2ecefd1aa.html#ae946da542ce0db94dced19b2ecefd1aa" text:style-name="Internet_20_link" text:visited-style-name="Visited_20_Internet_20_Link"><text:span text:style-name="T14">LDA</text:span></text:a><text:span text:style-name="T14">, B, </text:span><text:a xlink:type="simple" xlink:href="http://www.netlib.org/lapack/explore-html/d7/d7c/example__user_8c_a50e90a7104df172b5a89a06c47fcca04.html#a50e90a7104df172b5a89a06c47fcca04" text:style-name="Internet_20_link" text:visited-style-name="Visited_20_Internet_20_Link"><text:span text:style-name="T14">LDB</text:span></text:a><text:span text:style-name="T14">, ALPHA, BETA, VSL, LDVSL, VSR, LDVSR, WORK, LWORK, RWORK, INFO)</text:span></text:p>
          </table:table-cell>
        </table:table-row>
        <table:table-row>
          <table:table-cell table:style-name="Table4.A2" office:value-type="string">
            <text:p text:style-name="P31"> </text:p>
          </table:table-cell>
          <table:table-cell table:style-name="Table4.A2" office:value-type="string">
            <text:p text:style-name="Table_20_Contents"><text:span text:style-name="T14">ZGEEVX computes the eigenvalues and, optionally, the left and/or right eigenvectors for GE matrices </text:span><text:a xlink:type="simple" xlink:href="http://www.netlib.org/lapack/explore-html/db/d55/group__complex16_g_eeigen_gad43ce2e0f0453844b8ff88c5dfe30b13.html#gad43ce2e0f0453844b8ff88c5dfe30b13" text:style-name="Internet_20_link" text:visited-style-name="Visited_20_Internet_20_Link"><text:span text:style-name="T14">More...</text:span></text:a></text:p>
          </table:table-cell>
        </table:table-row>
        <table:table-row>
          <table:table-cell table:style-name="Table4.A2" table:number-columns-spanned="2" office:value-type="string">
            <text:p text:style-name="P31"> </text:p>
          </table:table-cell>
          <table:covered-table-cell/>
        </table:table-row>
        <table:table-row>
          <table:table-cell table:style-name="Table4.A1" office:value-type="string">
            <text:p text:style-name="P32">subroutine </text:p>
          </table:table-cell>
          <table:table-cell table:style-name="Table4.B1" office:value-type="string">
            <text:p text:style-name="Table_20_Contents"><text:a xlink:type="simple" xlink:href="http://www.netlib.org/lapack/explore-html/db/d55/group__complex16_g_eeigen_ga16024be7f650b57a748b1947d64adbe5.html#ga16024be7f650b57a748b1947d64adbe5" text:style-name="Internet_20_link" text:visited-style-name="Visited_20_Internet_20_Link"><text:span text:style-name="T14">zgegv</text:span></text:a><text:span text:style-name="T14"> (JOBVL, JOBVR, </text:span><text:a xlink:type="simple" xlink:href="http://www.netlib.org/lapack/explore-html/d7/d7c/example__user_8c_a0240ac851181b84ac374872dc5434ee4.html#a0240ac851181b84ac374872dc5434ee4" text:style-name="Internet_20_link" text:visited-style-name="Visited_20_Internet_20_Link"><text:span text:style-name="T14">N</text:span></text:a><text:span text:style-name="T14">, A, </text:span><text:a xlink:type="simple" xlink:href="http://www.netlib.org/lapack/explore-html/d7/d7c/example__user_8c_ae946da542ce0db94dced19b2ecefd1aa.html#ae946da542ce0db94dced19b2ecefd1aa" text:style-name="Internet_20_link" text:visited-style-name="Visited_20_Internet_20_Link"><text:span text:style-name="T14">LDA</text:span></text:a><text:span text:style-name="T14">, B, </text:span><text:a xlink:type="simple" xlink:href="http://www.netlib.org/lapack/explore-html/d7/d7c/example__user_8c_a50e90a7104df172b5a89a06c47fcca04.html#a50e90a7104df172b5a89a06c47fcca04" text:style-name="Internet_20_link" text:visited-style-name="Visited_20_Internet_20_Link"><text:span text:style-name="T14">LDB</text:span></text:a><text:span text:style-name="T14">, ALPHA, BETA, VL, LDVL, VR, LDVR, WORK, LWORK, RWORK, INFO)</text:span></text:p>
          </table:table-cell>
        </table:table-row>
        <table:table-row>
          <table:table-cell table:style-name="Table4.A2" office:value-type="string">
            <text:p text:style-name="P31"> </text:p>
          </table:table-cell>
          <table:table-cell table:style-name="Table4.A2" office:value-type="string">
            <text:p text:style-name="Table_20_Contents"><text:span text:style-name="T14">ZGEEVX computes the eigenvalues and, optionally, the left and/or right eigenvectors for GE matrices </text:span><text:a xlink:type="simple" xlink:href="http://www.netlib.org/lapack/explore-html/db/d55/group__complex16_g_eeigen_ga16024be7f650b57a748b1947d64adbe5.html#ga16024be7f650b57a748b1947d64adbe5" text:style-name="Internet_20_link" text:visited-style-name="Visited_20_Internet_20_Link"><text:span text:style-name="T14">More...</text:span></text:a></text:p>
          </table:table-cell>
        </table:table-row>
        <table:table-row>
          <table:table-cell table:style-name="Table4.A2" table:number-columns-spanned="2" office:value-type="string">
            <text:p text:style-name="P31"> </text:p>
          </table:table-cell>
          <table:covered-table-cell/>
        </table:table-row>
        <table:table-row>
          <table:table-cell table:style-name="Table4.A1" office:value-type="string">
            <text:p text:style-name="P32">subroutine </text:p>
          </table:table-cell>
          <table:table-cell table:style-name="Table4.B1" office:value-type="string">
            <text:p text:style-name="Table_20_Contents"><text:a xlink:type="simple" xlink:href="http://www.netlib.org/lapack/explore-html/db/d55/group__complex16_g_eeigen_ga255e11cea9a4fdadaffd2506c86ce53b.html#ga255e11cea9a4fdadaffd2506c86ce53b" text:style-name="Internet_20_link" text:visited-style-name="Visited_20_Internet_20_Link"><text:span text:style-name="T14">zgees</text:span></text:a><text:span text:style-name="T14"> (JOBVS, SORT, SELECT, </text:span><text:a xlink:type="simple" xlink:href="http://www.netlib.org/lapack/explore-html/d7/d7c/example__user_8c_a0240ac851181b84ac374872dc5434ee4.html#a0240ac851181b84ac374872dc5434ee4" text:style-name="Internet_20_link" text:visited-style-name="Visited_20_Internet_20_Link"><text:span text:style-name="T14">N</text:span></text:a><text:span text:style-name="T14">, A, </text:span><text:a xlink:type="simple" xlink:href="http://www.netlib.org/lapack/explore-html/d7/d7c/example__user_8c_ae946da542ce0db94dced19b2ecefd1aa.html#ae946da542ce0db94dced19b2ecefd1aa" text:style-name="Internet_20_link" text:visited-style-name="Visited_20_Internet_20_Link"><text:span text:style-name="T14">LDA</text:span></text:a><text:span text:style-name="T14">, SDIM, W, VS, LDVS, WORK, LWORK, RWORK, BWORK, INFO)</text:span></text:p>
          </table:table-cell>
        </table:table-row>
        <table:table-row>
          <table:table-cell table:style-name="Table4.A2" office:value-type="string">
            <text:p text:style-name="P31"> </text:p>
          </table:table-cell>
          <table:table-cell table:style-name="Table4.A2" office:value-type="string">
            <text:p text:style-name="Table_20_Contents"><text:span text:style-name="T14">ZGEES computes the eigenvalues, the Schur form, and, optionally, the matrix of Schur vectors for GE matrices </text:span><text:a xlink:type="simple" xlink:href="http://www.netlib.org/lapack/explore-html/db/d55/group__complex16_g_eeigen_ga255e11cea9a4fdadaffd2506c86ce53b.html#ga255e11cea9a4fdadaffd2506c86ce53b" text:style-name="Internet_20_link" text:visited-style-name="Visited_20_Internet_20_Link"><text:span text:style-name="T14">More...</text:span></text:a></text:p>
          </table:table-cell>
        </table:table-row>
        <table:table-row>
          <table:table-cell table:style-name="Table4.A2" table:number-columns-spanned="2" office:value-type="string">
            <text:p text:style-name="P31"> </text:p>
          </table:table-cell>
          <table:covered-table-cell/>
        </table:table-row>
        <table:table-row>
          <table:table-cell table:style-name="Table4.A1" office:value-type="string">
            <text:p text:style-name="P32">subroutine </text:p>
          </table:table-cell>
          <table:table-cell table:style-name="Table4.B1" office:value-type="string">
            <text:p text:style-name="Table_20_Contents"><text:a xlink:type="simple" xlink:href="http://www.netlib.org/lapack/explore-html/db/d55/group__complex16_g_eeigen_ga5b71a5031d2efac59c8f97c707407f65.html#ga5b71a5031d2efac59c8f97c707407f65" text:style-name="Internet_20_link" text:visited-style-name="Visited_20_Internet_20_Link"><text:span text:style-name="T14">zgeesx</text:span></text:a><text:span text:style-name="T14"> (JOBVS, SORT, SELECT, SENSE, </text:span><text:a xlink:type="simple" xlink:href="http://www.netlib.org/lapack/explore-html/d7/d7c/example__user_8c_a0240ac851181b84ac374872dc5434ee4.html#a0240ac851181b84ac374872dc5434ee4" text:style-name="Internet_20_link" text:visited-style-name="Visited_20_Internet_20_Link"><text:span text:style-name="T14">N</text:span></text:a><text:span text:style-name="T14">, A, </text:span><text:a xlink:type="simple" xlink:href="http://www.netlib.org/lapack/explore-html/d7/d7c/example__user_8c_ae946da542ce0db94dced19b2ecefd1aa.html#ae946da542ce0db94dced19b2ecefd1aa" text:style-name="Internet_20_link" text:visited-style-name="Visited_20_Internet_20_Link"><text:span text:style-name="T14">LDA</text:span></text:a><text:span text:style-name="T14">, SDIM, W, VS, LDVS, RCONDE, RCONDV, WORK, LWORK, RWORK, BWORK, INFO)</text:span></text:p>
          </table:table-cell>
        </table:table-row>
        <table:table-row>
          <table:table-cell table:style-name="Table4.A2" office:value-type="string">
            <text:p text:style-name="P31"> </text:p>
          </table:table-cell>
          <table:table-cell table:style-name="Table4.A2" office:value-type="string">
            <text:p text:style-name="Table_20_Contents"><text:span text:style-name="T14">ZGEESX computes the eigenvalues, the Schur form, and, optionally, the matrix of Schur vectors for GE matrices </text:span><text:a xlink:type="simple" xlink:href="http://www.netlib.org/lapack/explore-html/db/d55/group__complex16_g_eeigen_ga5b71a5031d2efac59c8f97c707407f65.html#ga5b71a5031d2efac59c8f97c707407f65" text:style-name="Internet_20_link" text:visited-style-name="Visited_20_Internet_20_Link"><text:span text:style-name="T14">More...</text:span></text:a></text:p>
          </table:table-cell>
        </table:table-row>
        <table:table-row>
          <table:table-cell table:style-name="Table4.A2" table:number-columns-spanned="2" office:value-type="string">
            <text:p text:style-name="P31"> </text:p>
          </table:table-cell>
          <table:covered-table-cell/>
        </table:table-row>
        <table:table-row>
          <table:table-cell table:style-name="Table4.A1" office:value-type="string">
            <text:p text:style-name="P32">subroutine </text:p>
          </table:table-cell>
          <table:table-cell table:style-name="Table4.B1" office:value-type="string">
            <text:p text:style-name="Table_20_Contents"><text:a xlink:type="simple" xlink:href="http://www.netlib.org/lapack/explore-html/db/d55/group__complex16_g_eeigen_ga0eb4e3d75621a1ce1685064db1ac58f0.html#ga0eb4e3d75621a1ce1685064db1ac58f0" text:style-name="Internet_20_link" text:visited-style-name="Visited_20_Internet_20_Link"><text:span text:style-name="T14">zgeev</text:span></text:a><text:span text:style-name="T14"> (JOBVL, JOBVR, </text:span><text:a xlink:type="simple" xlink:href="http://www.netlib.org/lapack/explore-html/d7/d7c/example__user_8c_a0240ac851181b84ac374872dc5434ee4.html#a0240ac851181b84ac374872dc5434ee4" text:style-name="Internet_20_link" text:visited-style-name="Visited_20_Internet_20_Link"><text:span text:style-name="T14">N</text:span></text:a><text:span text:style-name="T14">, A, </text:span><text:a xlink:type="simple" xlink:href="http://www.netlib.org/lapack/explore-html/d7/d7c/example__user_8c_ae946da542ce0db94dced19b2ecefd1aa.html#ae946da542ce0db94dced19b2ecefd1aa" text:style-name="Internet_20_link" text:visited-style-name="Visited_20_Internet_20_Link"><text:span text:style-name="T14">LDA</text:span></text:a><text:span text:style-name="T14">, W, VL, LDVL, VR, LDVR, WORK, LWORK, RWORK, INFO)</text:span></text:p>
          </table:table-cell>
        </table:table-row>
        <table:table-row>
          <table:table-cell table:style-name="Table4.A2" office:value-type="string">
            <text:p text:style-name="P31"> </text:p>
          </table:table-cell>
          <table:table-cell table:style-name="Table4.A2" office:value-type="string">
            <text:p text:style-name="Table_20_Contents"><text:span text:style-name="T14">ZGEEV computes the eigenvalues and, optionally, the left and/or right eigenvectors for GE matrices </text:span><text:a xlink:type="simple" xlink:href="http://www.netlib.org/lapack/explore-html/db/d55/group__complex16_g_eeigen_ga0eb4e3d75621a1ce1685064db1ac58f0.html#ga0eb4e3d75621a1ce1685064db1ac58f0" text:style-name="Internet_20_link" text:visited-style-name="Visited_20_Internet_20_Link"><text:span text:style-name="T14">More...</text:span></text:a></text:p>
          </table:table-cell>
        </table:table-row>
        <table:table-row>
          <table:table-cell table:style-name="Table4.A2" table:number-columns-spanned="2" office:value-type="string">
            <text:p text:style-name="P31"> </text:p>
          </table:table-cell>
          <table:covered-table-cell/>
        </table:table-row>
        <table:table-row>
          <table:table-cell table:style-name="Table4.A1" office:value-type="string">
            <text:p text:style-name="P32">subroutine </text:p>
          </table:table-cell>
          <table:table-cell table:style-name="Table4.B1" office:value-type="string">
            <text:p text:style-name="Table_20_Contents"><text:a xlink:type="simple" xlink:href="http://www.netlib.org/lapack/explore-html/db/d55/group__complex16_g_eeigen_gae55acf82651540f7d8f36715eec0900d.html#gae55acf82651540f7d8f36715eec0900d" text:style-name="Internet_20_link" text:visited-style-name="Visited_20_Internet_20_Link"><text:span text:style-name="T14">zgeevx</text:span></text:a><text:span text:style-name="T14"> (BALANC, JOBVL, JOBVR, SENSE, </text:span><text:a xlink:type="simple" xlink:href="http://www.netlib.org/lapack/explore-html/d7/d7c/example__user_8c_a0240ac851181b84ac374872dc5434ee4.html#a0240ac851181b84ac374872dc5434ee4" text:style-name="Internet_20_link" text:visited-style-name="Visited_20_Internet_20_Link"><text:span text:style-name="T14">N</text:span></text:a><text:span text:style-name="T14">, A, </text:span><text:a xlink:type="simple" xlink:href="http://www.netlib.org/lapack/explore-html/d7/d7c/example__user_8c_ae946da542ce0db94dced19b2ecefd1aa.html#ae946da542ce0db94dced19b2ecefd1aa" text:style-name="Internet_20_link" text:visited-style-name="Visited_20_Internet_20_Link"><text:span text:style-name="T14">LDA</text:span></text:a><text:span text:style-name="T14">, W, VL, LDVL, VR, LDVR, ILO, IHI, SCALE, ABNRM, RCONDE, RCONDV, WORK, LWORK, RWORK, INFO)</text:span></text:p>
          </table:table-cell>
        </table:table-row>
        <table:table-row>
          <table:table-cell table:style-name="Table4.A2" office:value-type="string">
            <text:p text:style-name="P31"> </text:p>
          </table:table-cell>
          <table:table-cell table:style-name="Table4.A2" office:value-type="string">
            <text:p text:style-name="Table_20_Contents"><text:span text:style-name="T14">ZGEEVX computes the eigenvalues and, optionally, the left and/or right eigenvectors for GE matrices </text:span><text:a xlink:type="simple" xlink:href="http://www.netlib.org/lapack/explore-html/db/d55/group__complex16_g_eeigen_gae55acf82651540f7d8f36715eec0900d.html#gae55acf82651540f7d8f36715eec0900d" text:style-name="Internet_20_link" text:visited-style-name="Visited_20_Internet_20_Link"><text:span text:style-name="T14">More...</text:span></text:a></text:p>
          </table:table-cell>
        </table:table-row>
        <table:table-row>
          <table:table-cell table:style-name="Table4.A2" table:number-columns-spanned="2" office:value-type="string">
            <text:p text:style-name="P31"> </text:p>
          </table:table-cell>
          <table:covered-table-cell/>
        </table:table-row>
        <table:table-row>
          <table:table-cell table:style-name="Table4.A1" office:value-type="string">
            <text:p text:style-name="P32">subroutine </text:p>
          </table:table-cell>
          <table:table-cell table:style-name="Table4.B1" office:value-type="string">
            <text:p text:style-name="Table_20_Contents"><text:a xlink:type="simple" xlink:href="http://www.netlib.org/lapack/explore-html/db/d55/group__complex16_g_eeigen_ga788ffb82ac609cc3e99de43c4cea3e7b.html#ga788ffb82ac609cc3e99de43c4cea3e7b" text:style-name="Internet_20_link" text:visited-style-name="Visited_20_Internet_20_Link"><text:span text:style-name="T14">zgges</text:span></text:a><text:span text:style-name="T14"> (JOBVSL, JOBVSR, SORT, SELCTG, </text:span><text:a xlink:type="simple" xlink:href="http://www.netlib.org/lapack/explore-html/d7/d7c/example__user_8c_a0240ac851181b84ac374872dc5434ee4.html#a0240ac851181b84ac374872dc5434ee4" text:style-name="Internet_20_link" text:visited-style-name="Visited_20_Internet_20_Link"><text:span text:style-name="T14">N</text:span></text:a><text:span text:style-name="T14">, A, </text:span><text:a xlink:type="simple" xlink:href="http://www.netlib.org/lapack/explore-html/d7/d7c/example__user_8c_ae946da542ce0db94dced19b2ecefd1aa.html#ae946da542ce0db94dced19b2ecefd1aa" text:style-name="Internet_20_link" text:visited-style-name="Visited_20_Internet_20_Link"><text:span text:style-name="T14">LDA</text:span></text:a><text:span text:style-name="T14">, B, </text:span><text:a xlink:type="simple" xlink:href="http://www.netlib.org/lapack/explore-html/d7/d7c/example__user_8c_a50e90a7104df172b5a89a06c47fcca04.html#a50e90a7104df172b5a89a06c47fcca04" text:style-name="Internet_20_link" text:visited-style-name="Visited_20_Internet_20_Link"><text:span text:style-name="T14">LDB</text:span></text:a><text:span text:style-name="T14">, SDIM, ALPHA, BETA, VSL, LDVSL, VSR, LDVSR, WORK, LWORK, RWORK, BWORK, INFO)</text:span></text:p>
          </table:table-cell>
        </table:table-row>
        <table:table-row>
          <table:table-cell table:style-name="Table4.A2" office:value-type="string">
            <text:p text:style-name="P31"> </text:p>
          </table:table-cell>
          <table:table-cell table:style-name="Table4.A2" office:value-type="string">
            <text:p text:style-name="Table_20_Contents"><text:span text:style-name="T14">ZGGES computes the eigenvalues, the Schur form, and, optionally, the matrix of Schur vectors for GE matrices </text:span><text:a xlink:type="simple" xlink:href="http://www.netlib.org/lapack/explore-html/db/d55/group__complex16_g_eeigen_ga788ffb82ac609cc3e99de43c4cea3e7b.html#ga788ffb82ac609cc3e99de43c4cea3e7b" text:style-name="Internet_20_link" text:visited-style-name="Visited_20_Internet_20_Link"><text:span text:style-name="T14">More...</text:span></text:a></text:p>
          </table:table-cell>
        </table:table-row>
        <table:table-row>
          <table:table-cell table:style-name="Table4.A2" table:number-columns-spanned="2" office:value-type="string">
            <text:p text:style-name="P31"> </text:p>
          </table:table-cell>
          <table:covered-table-cell/>
        </table:table-row>
        <table:table-row>
          <table:table-cell table:style-name="Table4.A1" office:value-type="string">
            <text:p text:style-name="P32">subroutine </text:p>
          </table:table-cell>
          <table:table-cell table:style-name="Table4.B1" office:value-type="string">
            <text:p text:style-name="Table_20_Contents"><text:a xlink:type="simple" xlink:href="http://www.netlib.org/lapack/explore-html/db/d55/group__complex16_g_eeigen_ga20c384504d174350a16063cbc115281e.html#ga20c384504d174350a16063cbc115281e" text:style-name="Internet_20_link" text:visited-style-name="Visited_20_Internet_20_Link"><text:span text:style-name="T14">zgges3</text:span></text:a><text:span text:style-name="T14"> (JOBVSL, JOBVSR, SORT, SELCTG, </text:span><text:a xlink:type="simple" xlink:href="http://www.netlib.org/lapack/explore-html/d7/d7c/example__user_8c_a0240ac851181b84ac374872dc5434ee4.html#a0240ac851181b84ac374872dc5434ee4" text:style-name="Internet_20_link" text:visited-style-name="Visited_20_Internet_20_Link"><text:span text:style-name="T14">N</text:span></text:a><text:span text:style-name="T14">, A, </text:span><text:a xlink:type="simple" xlink:href="http://www.netlib.org/lapack/explore-html/d7/d7c/example__user_8c_ae946da542ce0db94dced19b2ecefd1aa.html#ae946da542ce0db94dced19b2ecefd1aa" text:style-name="Internet_20_link" text:visited-style-name="Visited_20_Internet_20_Link"><text:span text:style-name="T14">LDA</text:span></text:a><text:span text:style-name="T14">, B, </text:span><text:a xlink:type="simple" xlink:href="http://www.netlib.org/lapack/explore-html/d7/d7c/example__user_8c_a50e90a7104df172b5a89a06c47fcca04.html#a50e90a7104df172b5a89a06c47fcca04" text:style-name="Internet_20_link" text:visited-style-name="Visited_20_Internet_20_Link"><text:span text:style-name="T14">LDB</text:span></text:a><text:span text:style-name="T14">, SDIM, ALPHA, BETA, VSL, LDVSL, VSR, LDVSR, WORK, LWORK, RWORK, BWORK, INFO)</text:span></text:p>
          </table:table-cell>
        </table:table-row>
        <table:table-row>
          <table:table-cell table:style-name="Table4.A2" office:value-type="string">
            <text:p text:style-name="P31"> </text:p>
          </table:table-cell>
          <table:table-cell table:style-name="Table4.A2" office:value-type="string">
            <text:p text:style-name="Table_20_Contents"><text:span text:style-name="T14">ZGGES3 computes the eigenvalues, the Schur form, and, optionally, the matrix of Schur vectors for GE matrices (blocked algorithm) </text:span><text:a xlink:type="simple" xlink:href="http://www.netlib.org/lapack/explore-html/db/d55/group__complex16_g_eeigen_ga20c384504d174350a16063cbc115281e.html#ga20c384504d174350a16063cbc115281e" text:style-name="Internet_20_link" text:visited-style-name="Visited_20_Internet_20_Link"><text:span text:style-name="T14">More...</text:span></text:a></text:p>
          </table:table-cell>
        </table:table-row>
        <table:table-row>
          <table:table-cell table:style-name="Table4.A2" table:number-columns-spanned="2" office:value-type="string">
            <text:p text:style-name="P31"> </text:p>
          </table:table-cell>
          <table:covered-table-cell/>
        </table:table-row>
        <table:table-row>
          <table:table-cell table:style-name="Table4.A1" office:value-type="string">
            <text:p text:style-name="P32">subroutine </text:p>
          </table:table-cell>
          <table:table-cell table:style-name="Table4.B1" office:value-type="string">
            <text:p text:style-name="Table_20_Contents"><text:a xlink:type="simple" xlink:href="http://www.netlib.org/lapack/explore-html/db/d55/group__complex16_g_eeigen_ga73f44f731074e8f98990b89711bd60fa.html#ga73f44f731074e8f98990b89711bd60fa" text:style-name="Internet_20_link" text:visited-style-name="Visited_20_Internet_20_Link"><text:span text:style-name="T14">zggesx</text:span></text:a><text:span text:style-name="T14"> (JOBVSL, JOBVSR, SORT, SELCTG, SENSE, </text:span><text:a xlink:type="simple" xlink:href="http://www.netlib.org/lapack/explore-html/d7/d7c/example__user_8c_a0240ac851181b84ac374872dc5434ee4.html#a0240ac851181b84ac374872dc5434ee4" text:style-name="Internet_20_link" text:visited-style-name="Visited_20_Internet_20_Link"><text:span text:style-name="T14">N</text:span></text:a><text:span text:style-name="T14">, A, </text:span><text:a xlink:type="simple" xlink:href="http://www.netlib.org/lapack/explore-html/d7/d7c/example__user_8c_ae946da542ce0db94dced19b2ecefd1aa.html#ae946da542ce0db94dced19b2ecefd1aa" text:style-name="Internet_20_link" text:visited-style-name="Visited_20_Internet_20_Link"><text:span text:style-name="T14">LDA</text:span></text:a><text:span text:style-name="T14">, B, </text:span><text:a xlink:type="simple" xlink:href="http://www.netlib.org/lapack/explore-html/d7/d7c/example__user_8c_a50e90a7104df172b5a89a06c47fcca04.html#a50e90a7104df172b5a89a06c47fcca04" text:style-name="Internet_20_link" text:visited-style-name="Visited_20_Internet_20_Link"><text:span text:style-name="T14">LDB</text:span></text:a><text:span text:style-name="T14">, SDIM, ALPHA, BETA, VSL, LDVSL, VSR, LDVSR, RCONDE, RCONDV, WORK, LWORK, RWORK, IWORK, LIWORK, BWORK, INFO)</text:span></text:p>
          </table:table-cell>
        </table:table-row>
        <text:soft-page-break/>
        <table:table-row>
          <table:table-cell table:style-name="Table4.A2" office:value-type="string">
            <text:p text:style-name="P31"> </text:p>
          </table:table-cell>
          <table:table-cell table:style-name="Table4.A2" office:value-type="string">
            <text:p text:style-name="Table_20_Contents"><text:span text:style-name="T14">ZGGESX computes the eigenvalues, the Schur form, and, optionally, the matrix of Schur vectors for GE matrices </text:span><text:a xlink:type="simple" xlink:href="http://www.netlib.org/lapack/explore-html/db/d55/group__complex16_g_eeigen_ga73f44f731074e8f98990b89711bd60fa.html#ga73f44f731074e8f98990b89711bd60fa" text:style-name="Internet_20_link" text:visited-style-name="Visited_20_Internet_20_Link"><text:span text:style-name="T14">More...</text:span></text:a></text:p>
          </table:table-cell>
        </table:table-row>
        <table:table-row>
          <table:table-cell table:style-name="Table4.A2" table:number-columns-spanned="2" office:value-type="string">
            <text:p text:style-name="P31"> </text:p>
          </table:table-cell>
          <table:covered-table-cell/>
        </table:table-row>
        <table:table-row>
          <table:table-cell table:style-name="Table4.A1" office:value-type="string">
            <text:p text:style-name="P32">subroutine </text:p>
          </table:table-cell>
          <table:table-cell table:style-name="Table4.B1" office:value-type="string">
            <text:p text:style-name="Table_20_Contents"><text:a xlink:type="simple" xlink:href="http://www.netlib.org/lapack/explore-html/db/d55/group__complex16_g_eeigen_ga79fcce20c617429ccf985e6f123a6171.html#ga79fcce20c617429ccf985e6f123a6171" text:style-name="Internet_20_link" text:visited-style-name="Visited_20_Internet_20_Link"><text:span text:style-name="T14">zggev</text:span></text:a><text:span text:style-name="T14"> (JOBVL, JOBVR, </text:span><text:a xlink:type="simple" xlink:href="http://www.netlib.org/lapack/explore-html/d7/d7c/example__user_8c_a0240ac851181b84ac374872dc5434ee4.html#a0240ac851181b84ac374872dc5434ee4" text:style-name="Internet_20_link" text:visited-style-name="Visited_20_Internet_20_Link"><text:span text:style-name="T14">N</text:span></text:a><text:span text:style-name="T14">, A, </text:span><text:a xlink:type="simple" xlink:href="http://www.netlib.org/lapack/explore-html/d7/d7c/example__user_8c_ae946da542ce0db94dced19b2ecefd1aa.html#ae946da542ce0db94dced19b2ecefd1aa" text:style-name="Internet_20_link" text:visited-style-name="Visited_20_Internet_20_Link"><text:span text:style-name="T14">LDA</text:span></text:a><text:span text:style-name="T14">, B, </text:span><text:a xlink:type="simple" xlink:href="http://www.netlib.org/lapack/explore-html/d7/d7c/example__user_8c_a50e90a7104df172b5a89a06c47fcca04.html#a50e90a7104df172b5a89a06c47fcca04" text:style-name="Internet_20_link" text:visited-style-name="Visited_20_Internet_20_Link"><text:span text:style-name="T14">LDB</text:span></text:a><text:span text:style-name="T14">, ALPHA, BETA, VL, LDVL, VR, LDVR, WORK, LWORK, RWORK, INFO)</text:span></text:p>
          </table:table-cell>
        </table:table-row>
        <table:table-row>
          <table:table-cell table:style-name="Table4.A2" office:value-type="string">
            <text:p text:style-name="P31"> </text:p>
          </table:table-cell>
          <table:table-cell table:style-name="Table4.A2" office:value-type="string">
            <text:p text:style-name="Table_20_Contents"><text:span text:style-name="T14">ZGGEV computes the eigenvalues and, optionally, the left and/or right eigenvectors for GE matrices </text:span><text:a xlink:type="simple" xlink:href="http://www.netlib.org/lapack/explore-html/db/d55/group__complex16_g_eeigen_ga79fcce20c617429ccf985e6f123a6171.html#ga79fcce20c617429ccf985e6f123a6171" text:style-name="Internet_20_link" text:visited-style-name="Visited_20_Internet_20_Link"><text:span text:style-name="T14">More...</text:span></text:a></text:p>
          </table:table-cell>
        </table:table-row>
        <table:table-row>
          <table:table-cell table:style-name="Table4.A2" table:number-columns-spanned="2" office:value-type="string">
            <text:p text:style-name="P31"> </text:p>
          </table:table-cell>
          <table:covered-table-cell/>
        </table:table-row>
        <table:table-row>
          <table:table-cell table:style-name="Table4.A1" office:value-type="string">
            <text:p text:style-name="P32">subroutine </text:p>
          </table:table-cell>
          <table:table-cell table:style-name="Table4.B1" office:value-type="string">
            <text:p text:style-name="Table_20_Contents"><text:a xlink:type="simple" xlink:href="http://www.netlib.org/lapack/explore-html/db/d55/group__complex16_g_eeigen_ga5c144215dc103ce90a76e324d36e0ec4.html#ga5c144215dc103ce90a76e324d36e0ec4" text:style-name="Internet_20_link" text:visited-style-name="Visited_20_Internet_20_Link"><text:span text:style-name="T14">zggev3</text:span></text:a><text:span text:style-name="T14"> (JOBVL, JOBVR, </text:span><text:a xlink:type="simple" xlink:href="http://www.netlib.org/lapack/explore-html/d7/d7c/example__user_8c_a0240ac851181b84ac374872dc5434ee4.html#a0240ac851181b84ac374872dc5434ee4" text:style-name="Internet_20_link" text:visited-style-name="Visited_20_Internet_20_Link"><text:span text:style-name="T14">N</text:span></text:a><text:span text:style-name="T14">, A, </text:span><text:a xlink:type="simple" xlink:href="http://www.netlib.org/lapack/explore-html/d7/d7c/example__user_8c_ae946da542ce0db94dced19b2ecefd1aa.html#ae946da542ce0db94dced19b2ecefd1aa" text:style-name="Internet_20_link" text:visited-style-name="Visited_20_Internet_20_Link"><text:span text:style-name="T14">LDA</text:span></text:a><text:span text:style-name="T14">, B, </text:span><text:a xlink:type="simple" xlink:href="http://www.netlib.org/lapack/explore-html/d7/d7c/example__user_8c_a50e90a7104df172b5a89a06c47fcca04.html#a50e90a7104df172b5a89a06c47fcca04" text:style-name="Internet_20_link" text:visited-style-name="Visited_20_Internet_20_Link"><text:span text:style-name="T14">LDB</text:span></text:a><text:span text:style-name="T14">, ALPHA, BETA, VL, LDVL, VR, LDVR, WORK, LWORK, RWORK, INFO)</text:span></text:p>
          </table:table-cell>
        </table:table-row>
        <table:table-row>
          <table:table-cell table:style-name="Table4.A2" office:value-type="string">
            <text:p text:style-name="P31"> </text:p>
          </table:table-cell>
          <table:table-cell table:style-name="Table4.A2" office:value-type="string">
            <text:p text:style-name="Table_20_Contents"><text:span text:style-name="T14">ZGGEV3 computes the eigenvalues and, optionally, the left and/or right eigenvectors for GE matrices (blocked algorithm) </text:span><text:a xlink:type="simple" xlink:href="http://www.netlib.org/lapack/explore-html/db/d55/group__complex16_g_eeigen_ga5c144215dc103ce90a76e324d36e0ec4.html#ga5c144215dc103ce90a76e324d36e0ec4" text:style-name="Internet_20_link" text:visited-style-name="Visited_20_Internet_20_Link"><text:span text:style-name="T14">More...</text:span></text:a></text:p>
          </table:table-cell>
        </table:table-row>
        <table:table-row>
          <table:table-cell table:style-name="Table4.A2" table:number-columns-spanned="2" office:value-type="string">
            <text:p text:style-name="P31"> </text:p>
          </table:table-cell>
          <table:covered-table-cell/>
        </table:table-row>
        <table:table-row>
          <table:table-cell table:style-name="Table4.A1" office:value-type="string">
            <text:p text:style-name="P32">subroutine </text:p>
          </table:table-cell>
          <table:table-cell table:style-name="Table4.B1" office:value-type="string">
            <text:p text:style-name="Table_20_Contents"><text:a xlink:type="simple" xlink:href="http://www.netlib.org/lapack/explore-html/db/d55/group__complex16_g_eeigen_gaad769423756706f1186027c9dd7615e4.html#gaad769423756706f1186027c9dd7615e4" text:style-name="Internet_20_link" text:visited-style-name="Visited_20_Internet_20_Link"><text:span text:style-name="T14">zggevx</text:span></text:a><text:span text:style-name="T14"> (BALANC, JOBVL, JOBVR, SENSE, </text:span><text:a xlink:type="simple" xlink:href="http://www.netlib.org/lapack/explore-html/d7/d7c/example__user_8c_a0240ac851181b84ac374872dc5434ee4.html#a0240ac851181b84ac374872dc5434ee4" text:style-name="Internet_20_link" text:visited-style-name="Visited_20_Internet_20_Link"><text:span text:style-name="T14">N</text:span></text:a><text:span text:style-name="T14">, A, </text:span><text:a xlink:type="simple" xlink:href="http://www.netlib.org/lapack/explore-html/d7/d7c/example__user_8c_ae946da542ce0db94dced19b2ecefd1aa.html#ae946da542ce0db94dced19b2ecefd1aa" text:style-name="Internet_20_link" text:visited-style-name="Visited_20_Internet_20_Link"><text:span text:style-name="T14">LDA</text:span></text:a><text:span text:style-name="T14">, B, </text:span><text:a xlink:type="simple" xlink:href="http://www.netlib.org/lapack/explore-html/d7/d7c/example__user_8c_a50e90a7104df172b5a89a06c47fcca04.html#a50e90a7104df172b5a89a06c47fcca04" text:style-name="Internet_20_link" text:visited-style-name="Visited_20_Internet_20_Link"><text:span text:style-name="T14">LDB</text:span></text:a><text:span text:style-name="T14">, ALPHA, BETA, VL, LDVL, VR, LDVR, ILO, IHI, LSCALE, RSCALE, ABNRM, BBNRM, RCONDE, RCONDV, WORK, LWORK, RWORK, IWORK, BWORK, INFO)</text:span></text:p>
          </table:table-cell>
        </table:table-row>
        <table:table-row>
          <table:table-cell table:style-name="Table4.A2" office:value-type="string">
            <text:p text:style-name="P31"> </text:p>
          </table:table-cell>
          <table:table-cell table:style-name="Table4.A2" office:value-type="string">
            <text:p text:style-name="Table_20_Contents"><text:span text:style-name="T14">ZGGEVX computes the eigenvalues and, optionally, the left and/or right eigenvectors for GE matrices </text:span><text:a xlink:type="simple" xlink:href="http://www.netlib.org/lapack/explore-html/db/d55/group__complex16_g_eeigen_gaad769423756706f1186027c9dd7615e4.html#gaad769423756706f1186027c9dd7615e4" text:style-name="Internet_20_link" text:visited-style-name="Visited_20_Internet_20_Link"><text:span text:style-name="T14">More...</text:span></text:a></text:p>
          </table:table-cell>
        </table:table-row>
        <table:table-row>
          <table:table-cell table:style-name="Table4.A2" table:number-columns-spanned="2" office:value-type="string">
            <text:p text:style-name="Table_20_Contents"> </text:p>
          </table:table-cell>
          <table:covered-table-cell/>
        </table:table-row>
      </table:table>
      <text:p text:style-name="P10"><text:span text:style-name="T1"/></text:p>
      <text:p text:style-name="P18"><text:span text:style-name="T1">*** Source:</text:span></text:p>
      <text:p text:style-name="P18"><text:a xlink:type="simple" xlink:href="http://www.netlib.org/lapack/explore-html/db/d55/group__complex16_g_eeigen.html" text:style-name="Internet_20_link" text:visited-style-name="Visited_20_Internet_20_Link"><text:span text:style-name="T1">http://www.netlib.org/lapack/explore-html/db/d55/group__complex16_g_eeigen.html</text:span></text:a></text:p>
      <text:p text:style-name="P18"><text:span text:style-name="T1"/></text:p>
      <text:p text:style-name="P18"><text:span text:style-name="T1"/></text:p>
      <text:p text:style-name="P17"><text:span text:style-name="T1">GSL FUNCTIONS:</text:span></text:p>
      <text:p text:style-name="P10"><text:span text:style-name="T1"/></text:p>
      <text:p text:style-name="P13"><text:span text:style-name="T1">1. Solving a system of linear equations using Gaussian Elimination with Pivoting</text:span><text:span text:style-name="T29">:</text:span></text:p>
      <text:p text:style-name="P29"><text:span text:style-name="Emphasis"><text:span text:style-name="T21"/></text:span></text:p>
      <text:p text:style-name="P13"><text:span text:style-name="T1">2. Solving a system of linear equations using the Jacobi method:</text:span></text:p>
      <text:p text:style-name="P13"><text:span text:style-name="T1"/></text:p>
      <text:p text:style-name="P13"><text:span text:style-name="T1">3. Solving a system of linear equations using the Gauss-Seidel method:</text:span></text:p>
      <text:p text:style-name="P13"><text:span text:style-name="T1"/></text:p>
      <text:p text:style-name="P13"><text:span text:style-name="T1">4. Solving a system of linear equations using the Relaxation method:</text:span></text:p>
      <text:p text:style-name="P13"><text:span text:style-name="T1"/></text:p>
      <text:p text:style-name="P13"><text:span text:style-name="T1">5. Solving a system of linear equations using the Conjugate Gradient method:</text:span></text:p>
      <text:p text:style-name="P13"><text:span text:style-name="T1"/></text:p>
      <text:p text:style-name="P13"><text:span text:style-name="T1">6. Obtaining the LU decomposition of a matrix:</text:span></text:p>
      <text:p text:style-name="P14"><text:span text:style-name="T29">There are two functions available:</text:span></text:p>
      <text:p text:style-name="P14"><text:span text:style-name="T29"/></text:p>
      <text:p text:style-name="P29"><text:bookmark text:name="c.gsl_linalg_LU_decomp"/><text:span text:style-name="T20">int </text:span><text:span text:style-name="Source_20_Text"><text:span text:style-name="T20">gsl_linalg_LU_decomp</text:span></text:span><text:span text:style-name="T20">(</text:span><text:a xlink:type="simple" xlink:href="https://www.gnu.org/software/gsl/doc/html/vectors.html#c.gsl_matrix" text:style-name="Internet_20_link" text:visited-style-name="Visited_20_Internet_20_Link">gsl_matrix</text:a><text:span text:style-name="T20"> *</text:span><text:span text:style-name="Emphasis"><text:span text:style-name="T20">A</text:span></text:span><text:span text:style-name="T20">, </text:span><text:a xlink:type="simple" xlink:href="https://www.gnu.org/software/gsl/doc/html/permutation.html#c.gsl_permutation" text:style-name="Internet_20_link" text:visited-style-name="Visited_20_Internet_20_Link">gsl_permutation</text:a><text:span text:style-name="T20"> *</text:span><text:span text:style-name="Emphasis"><text:span text:style-name="T20">p</text:span></text:span><text:span text:style-name="T20">, int *</text:span><text:span text:style-name="Emphasis"><text:span text:style-name="T20">signum</text:span></text:span><text:span text:style-name="T20">) </text:span></text:p>
      <text:p text:style-name="P29"><text:span text:style-name="T20"/></text:p>
      <text:p text:style-name="P2"><text:bookmark text:name="c.gsl_linalg_complex_LU_decomp"/><text:span text:style-name="T20">int </text:span><text:span text:style-name="Source_20_Text"><text:span text:style-name="T20">gsl_linalg_complex_LU_decomp</text:span></text:span><text:span text:style-name="T20">(gsl_matrix_complex *</text:span><text:span text:style-name="Emphasis"><text:span text:style-name="T20">A</text:span></text:span><text:span text:style-name="T20">, </text:span><text:a xlink:type="simple" xlink:href="https://www.gnu.org/software/gsl/doc/html/permutation.html#c.gsl_permutation" text:style-name="Internet_20_link" text:visited-style-name="Visited_20_Internet_20_Link">gsl_permutation</text:a><text:span text:style-name="T20"> *</text:span><text:span text:style-name="Emphasis"><text:span text:style-name="T20">p</text:span></text:span><text:span text:style-name="T20">, int *</text:span><text:span text:style-name="Emphasis"><text:span text:style-name="T20">signum</text:span></text:span><text:span text:style-name="Emphasis"><text:span text:style-name="T21">)</text:span></text:span></text:p>
      <text:p text:style-name="P1"><text:span text:style-name="Emphasis"><text:span text:style-name="T21"/></text:span></text:p>
      <text:p text:style-name="P1"><text:span text:style-name="Emphasis"><text:span text:style-name="T21">***source: </text:span></text:span><text:a xlink:type="simple" xlink:href="https://www.gnu.org/software/gsl/doc/html/linalg.html" text:style-name="Internet_20_link" text:visited-style-name="Visited_20_Internet_20_Link"><text:span text:style-name="Emphasis">https://www.gnu.org/software/gsl/doc/html/linalg.html</text:span></text:a></text:p>
      <text:p text:style-name="P1"><text:span text:style-name="Emphasis"><text:span text:style-name="T21"/></text:span></text:p>
      <text:p text:style-name="P13"><text:soft-page-break/><text:span text:style-name="T1">7. Obtaining the QR decomposition of a matrix:</text:span></text:p>
      <text:p text:style-name="P13"><text:span text:style-name="T1"/></text:p>
      <text:p text:style-name="P13"><text:span text:style-name="T17">i</text:span><text:span text:style-name="T16">nt </text:span><text:span text:style-name="Source_20_Text"><text:span text:style-name="T16">gsl_linalg_QR_decomp</text:span></text:span><text:span text:style-name="T16">(</text:span><text:a xlink:type="simple" xlink:href="https://www.gnu.org/software/gsl/doc/html/vectors.html#c.gsl_matrix" text:style-name="Internet_20_link" text:visited-style-name="Visited_20_Internet_20_Link">gsl_matrix</text:a><text:span text:style-name="T16"> *</text:span><text:span text:style-name="Emphasis"><text:span text:style-name="T16">A</text:span></text:span><text:span text:style-name="T16">, </text:span><text:a xlink:type="simple" xlink:href="https://www.gnu.org/software/gsl/doc/html/vectors.html#c.gsl_vector" text:style-name="Internet_20_link" text:visited-style-name="Visited_20_Internet_20_Link">gsl_vector</text:a><text:span text:style-name="T16"> *</text:span><text:span text:style-name="Emphasis"><text:span text:style-name="T16">tau</text:span></text:span><text:span text:style-name="T16">)</text:span></text:p>
      <text:p text:style-name="P13"><text:span text:style-name="T18"/></text:p>
      <text:p text:style-name="P13"><text:span text:style-name="T18">*** </text:span><text:span text:style-name="T19">Source:</text:span></text:p>
      <text:p text:style-name="P13"><text:a xlink:type="simple" xlink:href="https://www.gnu.org/software/gsl/doc/html/linalg.html#qr-decomposition" text:style-name="Internet_20_link" text:visited-style-name="Visited_20_Internet_20_Link"><text:span text:style-name="T19">https://www.gnu.org/software/gsl/doc/html/linalg.html#qr-decomposition</text:span></text:a></text:p>
      <text:p text:style-name="P13"><text:span text:style-name="T19"/></text:p>
      <text:p text:style-name="P13"><text:span text:style-name="T1">8. Obtaining the singular value decomposition of a matrix:</text:span></text:p>
      <text:p text:style-name="P13"><text:span text:style-name="T1"/></text:p>
      <text:p text:style-name="P13"><text:span text:style-name="T1">9. Obtaining the eigenvalues of a real symmetric matrix:</text:span></text:p>
      <text:p text:style-name="P13"><text:span text:style-name="T1"/></text:p>
      <text:p text:style-name="P13"><text:span text:style-name="T16">int </text:span><text:span text:style-name="Source_20_Text"><text:span text:style-name="T16">gsl_eigen_symm</text:span></text:span><text:span text:style-name="T16">(</text:span><text:a xlink:type="simple" xlink:href="https://www.gnu.org/software/gsl/doc/html/vectors.html#c.gsl_matrix" text:style-name="Internet_20_link" text:visited-style-name="Visited_20_Internet_20_Link">gsl_matrix</text:a><text:span text:style-name="T16"> *</text:span><text:span text:style-name="Emphasis"><text:span text:style-name="T16">A</text:span></text:span><text:span text:style-name="T16">, </text:span><text:a xlink:type="simple" xlink:href="https://www.gnu.org/software/gsl/doc/html/vectors.html#c.gsl_vector" text:style-name="Internet_20_link" text:visited-style-name="Visited_20_Internet_20_Link">gsl_vector</text:a><text:span text:style-name="T16"> *</text:span><text:span text:style-name="Emphasis"><text:span text:style-name="T16">eval</text:span></text:span><text:span text:style-name="T16">, </text:span><text:a xlink:type="simple" xlink:href="https://www.gnu.org/software/gsl/doc/html/eigen.html#c.gsl_eigen_symm_workspace" text:style-name="Internet_20_link" text:visited-style-name="Visited_20_Internet_20_Link">gsl_eigen_symm_workspace</text:a><text:span text:style-name="T16"> *</text:span><text:span text:style-name="Emphasis"><text:span text:style-name="T16">w</text:span></text:span><text:span text:style-name="T16">)</text:span></text:p>
      <text:p text:style-name="P13"><text:span text:style-name="T16"><text:s/></text:span></text:p>
      <text:p text:style-name="P13"><text:span text:style-name="T16">***</text:span><text:span text:style-name="T17">Source: </text:span><text:a xlink:type="simple" xlink:href="https://www.gnu.org/software/gsl/doc/html/eigen.html#real-symmetric-matrices" text:style-name="Internet_20_link" text:visited-style-name="Visited_20_Internet_20_Link">https://www.gnu.org/software/gsl/doc/html/eigen.html#real-symmetric-matrices</text:a></text:p>
      <text:p text:style-name="P13"><text:span text:style-name="T17"/></text:p>
      <text:p text:style-name="P13"><text:span text:style-name="T1">10. Obtaining the eigenvalues of a complex Hermitian matrix:</text:span></text:p>
      <text:p text:style-name="P13"><text:span text:style-name="T1"/></text:p>
      <text:p text:style-name="P13"><text:span text:style-name="T18">int </text:span><text:span text:style-name="Source_20_Text"><text:span text:style-name="T18">gsl_eigen_herm</text:span></text:span><text:span text:style-name="T18">(gsl_matrix_complex *</text:span><text:span text:style-name="Emphasis"><text:span text:style-name="T18"> A</text:span></text:span><text:span text:style-name="T18">, </text:span><text:a xlink:type="simple" xlink:href="https://www.gnu.org/software/gsl/doc/html/vectors.html#c.gsl_vector" text:style-name="Internet_20_link" text:visited-style-name="Visited_20_Internet_20_Link">gsl_vector</text:a><text:span text:style-name="T18"> *</text:span><text:span text:style-name="Emphasis"><text:span text:style-name="T18"> eval</text:span></text:span><text:span text:style-name="T18">, </text:span><text:a xlink:type="simple" xlink:href="https://www.gnu.org/software/gsl/doc/html/eigen.html#c.gsl_eigen_herm_workspace" text:style-name="Internet_20_link" text:visited-style-name="Visited_20_Internet_20_Link">gsl_eigen_herm_workspace</text:a><text:span text:style-name="T18"> *</text:span><text:span text:style-name="Emphasis"><text:span text:style-name="T18"> w</text:span></text:span><text:span text:style-name="T18">)</text:span></text:p>
      <text:p text:style-name="P13"><text:span text:style-name="T18"/></text:p>
      <text:p text:style-name="P13"><text:span text:style-name="T18">***</text:span><text:span text:style-name="T19">Source: </text:span><text:a xlink:type="simple" xlink:href="https://www.gnu.org/software/gsl/doc/html/eigen.html#complex-hermitian-matrices" text:style-name="Internet_20_link" text:visited-style-name="Visited_20_Internet_20_Link">https://www.gnu.org/software/gsl/doc/html/eigen.html#complex-hermitian-matrices</text:a></text:p>
      <text:p text:style-name="P13"><text:span text:style-name="T19"/></text:p>
      <text:p text:style-name="P13"><text:span text:style-name="T1">11. Obtaining the eigenvalues of a general real or complex n × n matrix:</text:span></text:p>
      <text:p text:style-name="P13"><text:span text:style-name="T1"/></text:p>
      <text:p text:style-name="P19"><text:span text:style-name="T1">I couldn’t find out any function for real or complex general matrix. But for real non symmatric matrix the following works:</text:span></text:p>
      <text:p text:style-name="P19"><text:span text:style-name="T1"/></text:p>
      <text:p text:style-name="P20"><text:span text:style-name="T13">int </text:span><text:span text:style-name="Source_20_Text"><text:span text:style-name="T13">gsl_eigen_nonsymm</text:span></text:span><text:span text:style-name="T13">(</text:span><text:a xlink:type="simple" xlink:href="https://www.gnu.org/software/gsl/doc/html/vectors.html#c.gsl_matrix" text:style-name="Internet_20_link" text:visited-style-name="Visited_20_Internet_20_Link"><text:span text:style-name="T13">gsl_matrix</text:span></text:a><text:span text:style-name="T13"> *</text:span><text:span text:style-name="Emphasis"><text:span text:style-name="T13"> A</text:span></text:span><text:span text:style-name="T13">, gsl_vector_complex *</text:span><text:span text:style-name="Emphasis"><text:span text:style-name="T13"> eval</text:span></text:span><text:span text:style-name="T13">, </text:span><text:a xlink:type="simple" xlink:href="https://www.gnu.org/software/gsl/doc/html/eigen.html#c.gsl_eigen_nonsymm_workspace" text:style-name="Internet_20_link" text:visited-style-name="Visited_20_Internet_20_Link"><text:span text:style-name="T13">gsl_eigen_nonsymm_workspace</text:span></text:a><text:span text:style-name="T13"> *</text:span><text:span text:style-name="Emphasis"><text:span text:style-name="T13"> w</text:span></text:span><text:span text:style-name="T13">)</text:span></text:p>
      <text:p text:style-name="P20"><text:span text:style-name="T13"/></text:p>
      <text:p text:style-name="P20"><text:span text:style-name="T13">***Source: </text:span><text:a xlink:type="simple" xlink:href="https://www.gnu.org/software/gsl/doc/html/eigen.html#real-nonsymmetric-matrices" text:style-name="Internet_20_link" text:visited-style-name="Visited_20_Internet_20_Link"><text:span text:style-name="T13">https://www.gnu.org/software/gsl/doc/html/eigen.html#real-nonsymmetric-matrices</text:span></text:a></text:p>
      <text:p text:style-name="P20"><text:span text:style-name="T13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in Modern Math" svg:font-family="'Latin Modern Math'" style:font-pitch="variable"/>
    <style:font-face style:name="Latin Modern Roman Unslanted" svg:font-family="'Latin Modern Roman Unslanted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2T08:56:55.710431441</meta:creation-date>
    <dc:date>2020-03-12T18:05:29.790222056</dc:date>
    <meta:editing-duration>PT24M58S</meta:editing-duration>
    <meta:editing-cycles>5</meta:editing-cycles>
    <meta:generator>LibreOffice/6.3.4.2$Linux_X86_64 LibreOffice_project/30$Build-2</meta:generator>
    <meta:document-statistic meta:table-count="4" meta:image-count="0" meta:object-count="0" meta:page-count="8" meta:paragraph-count="298" meta:word-count="2190" meta:character-count="15043" meta:non-whitespace-character-count="12866"/>
  </office:meta>
</office:document-meta>
</file>